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1cm"/>
    </style:style>
    <style:style style:name="co2" style:family="table-column">
      <style:table-column-properties fo:break-before="auto" style:column-width="2.10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8B">
      <style:table-properties table:display="true" style:writing-mode="lr-tb"/>
    </style:style>
    <style:style style:name="ta2" style:family="table" style:master-page-name="PageStyle_5f_10A">
      <style:table-properties table:display="true" style:writing-mode="lr-tb"/>
    </style:style>
    <style:style style:name="ta3" style:family="table" style:master-page-name="PageStyle_5f_3A">
      <style:table-properties table:display="true" style:writing-mode="lr-tb"/>
    </style:style>
    <style:style style:name="ta4" style:family="table" style:master-page-name="PageStyle_5f_1B">
      <style:table-properties table:display="true" style:writing-mode="lr-tb"/>
    </style:style>
    <number:date-style style:name="N8036" number:language="nb" number:country="NO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8036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8B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021" table:default-cell-style-name="Default"/>
        <table:table-row table:style-name="ro1">
          <table:table-cell office:value-type="string">
            <text:p>Etternavn</text:p>
          </table:table-cell>
          <table:table-cell office:value-type="string">
            <text:p>Fornavn</text:p>
          </table:table-cell>
          <table:table-cell table:style-name="Default" office:value-type="string">
            <text:p>Fødselsdato</text:p>
          </table:table-cell>
          <table:table-cell office:value-type="string">
            <text:p>Adresse</text:p>
          </table:table-cell>
          <table:table-cell office:value-type="string">
            <text:p>Etternavn hovedforesatt</text:p>
          </table:table-cell>
          <table:table-cell office:value-type="string">
            <text:p>Fornavn hovedforesatt</text:p>
          </table:table-cell>
          <table:table-cell office:value-type="string">
            <text:p>Telefon mobil hovedforesatt</text:p>
          </table:table-cell>
          <table:table-cell office:value-type="string">
            <text:p>Telefon arbeid hovedforesatt</text:p>
          </table:table-cell>
          <table:table-cell office:value-type="string">
            <text:p>Telefon hjem hovedforesatt</text:p>
          </table:table-cell>
          <table:table-cell office:value-type="string">
            <text:p>E-post hovedforesatt</text:p>
          </table:table-cell>
          <table:table-cell office:value-type="string">
            <text:p>Etternavn sekundær foresatt</text:p>
          </table:table-cell>
          <table:table-cell office:value-type="string">
            <text:p>Fornavn sekundær foresatt</text:p>
          </table:table-cell>
          <table:table-cell office:value-type="string">
            <text:p>Telefon mobil sekundær foresatt</text:p>
          </table:table-cell>
          <table:table-cell office:value-type="string">
            <text:p>Telefon arbeid sekundær foresatt</text:p>
          </table:table-cell>
          <table:table-cell office:value-type="string">
            <text:p>Telefon hjem sekundær foresatt</text:p>
          </table:table-cell>
          <table:table-cell office:value-type="string">
            <text:p>E-post sekundær foresatt</text:p>
          </table:table-cell>
          <table:table-cell table:number-columns-repeated="1008"/>
        </table:table-row>
        <table:table-row table:style-name="ro1">
          <table:table-cell office:value-type="string">
            <text:p>Bakken</text:p>
          </table:table-cell>
          <table:table-cell office:value-type="string">
            <text:p>Robin Bøhleng</text:p>
          </table:table-cell>
          <table:table-cell office:value-type="date" office:date-value="2001-09-18">
            <text:p>18.09.2001</text:p>
          </table:table-cell>
          <table:table-cell office:value-type="string">
            <text:p>Moreneveien 33</text:p>
          </table:table-cell>
          <table:table-cell office:value-type="string">
            <text:p>Bøhleng</text:p>
          </table:table-cell>
          <table:table-cell office:value-type="string">
            <text:p>Cathrine</text:p>
          </table:table-cell>
          <table:table-cell office:value-type="float" office:value="92289046">
            <text:p>92289046</text:p>
          </table:table-cell>
          <table:table-cell table:number-columns-repeated="2"/>
          <table:table-cell office:value-type="string">
            <text:p>cathboh@hotmail.no</text:p>
          </table:table-cell>
          <table:table-cell office:value-type="string">
            <text:p>Bakken</text:p>
          </table:table-cell>
          <table:table-cell office:value-type="string">
            <text:p>Freddy</text:p>
          </table:table-cell>
          <table:table-cell office:value-type="float" office:value="95960112">
            <text:p>95960112</text:p>
          </table:table-cell>
          <table:table-cell table:number-columns-repeated="1011"/>
        </table:table-row>
        <table:table-row table:style-name="ro1">
          <table:table-cell office:value-type="string">
            <text:p>Berge</text:p>
          </table:table-cell>
          <table:table-cell office:value-type="string">
            <text:p>Eskil</text:p>
          </table:table-cell>
          <table:table-cell office:value-type="date" office:date-value="2001-12-11">
            <text:p>11.12.2001</text:p>
          </table:table-cell>
          <table:table-cell office:value-type="string">
            <text:p>Piperveien 11</text:p>
          </table:table-cell>
          <table:table-cell office:value-type="string">
            <text:p>Berge</text:p>
          </table:table-cell>
          <table:table-cell office:value-type="string">
            <text:p>Bjørn</text:p>
          </table:table-cell>
          <table:table-cell office:value-type="float" office:value="92407964">
            <text:p>92407964</text:p>
          </table:table-cell>
          <table:table-cell table:number-columns-repeated="2"/>
          <table:table-cell office:value-type="string">
            <text:p>b.b@hebb.no</text:p>
          </table:table-cell>
          <table:table-cell office:value-type="string">
            <text:p>Berge</text:p>
          </table:table-cell>
          <table:table-cell office:value-type="string">
            <text:p>Nina Merete Johnsen</text:p>
          </table:table-cell>
          <table:table-cell office:value-type="float" office:value="98894204">
            <text:p>98894204</text:p>
          </table:table-cell>
          <table:table-cell table:number-columns-repeated="2"/>
          <table:table-cell office:value-type="string">
            <text:p>nina.merete.berge@gmail.com</text:p>
          </table:table-cell>
          <table:table-cell table:number-columns-repeated="1008"/>
        </table:table-row>
        <table:table-row table:style-name="ro1">
          <table:table-cell office:value-type="string">
            <text:p>Boström</text:p>
          </table:table-cell>
          <table:table-cell office:value-type="string">
            <text:p>Moa Håpnes</text:p>
          </table:table-cell>
          <table:table-cell office:value-type="date" office:date-value="2001-06-29">
            <text:p>29.06.2001</text:p>
          </table:table-cell>
          <table:table-cell office:value-type="string">
            <text:p>Hasskaubakken 13</text:p>
          </table:table-cell>
          <table:table-cell office:value-type="string">
            <text:p>Boström</text:p>
          </table:table-cell>
          <table:table-cell office:value-type="string">
            <text:p>Hans Leif</text:p>
          </table:table-cell>
          <table:table-cell office:value-type="float" office:value="92045387">
            <text:p>92045387</text:p>
          </table:table-cell>
          <table:table-cell table:number-columns-repeated="2"/>
          <table:table-cell office:value-type="string">
            <text:p>leffebost@hotmail.com</text:p>
          </table:table-cell>
          <table:table-cell office:value-type="string">
            <text:p>Håpnes</text:p>
          </table:table-cell>
          <table:table-cell office:value-type="string">
            <text:p>Marte</text:p>
          </table:table-cell>
          <table:table-cell office:value-type="float" office:value="40879556">
            <text:p>40879556</text:p>
          </table:table-cell>
          <table:table-cell office:value-type="float" office:value="61324480">
            <text:p>61324480</text:p>
          </table:table-cell>
          <table:table-cell office:value-type="float" office:value="61319755">
            <text:p>61319755</text:p>
          </table:table-cell>
          <table:table-cell office:value-type="string">
            <text:p>martehopnes@hotmail.com</text:p>
          </table:table-cell>
          <table:table-cell table:number-columns-repeated="1008"/>
        </table:table-row>
        <table:table-row table:style-name="ro1">
          <table:table-cell office:value-type="string">
            <text:p>Bredesen</text:p>
          </table:table-cell>
          <table:table-cell office:value-type="string">
            <text:p>Jonas Wollseth</text:p>
          </table:table-cell>
          <table:table-cell office:value-type="date" office:date-value="2001-07-10">
            <text:p>10.07.2001</text:p>
          </table:table-cell>
          <table:table-cell office:value-type="string">
            <text:p>Granvegen 29</text:p>
          </table:table-cell>
          <table:table-cell office:value-type="string">
            <text:p>Wollseth</text:p>
          </table:table-cell>
          <table:table-cell office:value-type="string">
            <text:p>Gro</text:p>
          </table:table-cell>
          <table:table-cell office:value-type="float" office:value="99368011">
            <text:p>99368011</text:p>
          </table:table-cell>
          <table:table-cell office:value-type="float" office:value="61338571">
            <text:p>61338571</text:p>
          </table:table-cell>
          <table:table-cell/>
          <table:table-cell office:value-type="string">
            <text:p>gro.wollseth@gran.kommune.no</text:p>
          </table:table-cell>
          <table:table-cell office:value-type="string">
            <text:p>Bredesen</text:p>
          </table:table-cell>
          <table:table-cell office:value-type="string">
            <text:p>Petter Ottosen</text:p>
          </table:table-cell>
          <table:table-cell office:value-type="float" office:value="91346411">
            <text:p>91346411</text:p>
          </table:table-cell>
          <table:table-cell table:number-columns-repeated="2"/>
          <table:table-cell office:value-type="string">
            <text:p>petterbre@gmail.com</text:p>
          </table:table-cell>
          <table:table-cell table:number-columns-repeated="1008"/>
        </table:table-row>
        <table:table-row table:style-name="ro1">
          <table:table-cell office:value-type="string">
            <text:p>Dahl</text:p>
          </table:table-cell>
          <table:table-cell office:value-type="string">
            <text:p>Ole Martin Snellingen</text:p>
          </table:table-cell>
          <table:table-cell office:value-type="date" office:date-value="2000-11-09">
            <text:p>09.11.2000</text:p>
          </table:table-cell>
          <table:table-cell office:value-type="string">
            <text:p>Postboks 56</text:p>
          </table:table-cell>
          <table:table-cell office:value-type="string">
            <text:p>Dahl</text:p>
          </table:table-cell>
          <table:table-cell office:value-type="string">
            <text:p>Tor Ivar</text:p>
          </table:table-cell>
          <table:table-cell office:value-type="float" office:value="46445460">
            <text:p>46445460</text:p>
          </table:table-cell>
          <table:table-cell/>
          <table:table-cell office:value-type="float" office:value="61325787">
            <text:p>61325787</text:p>
          </table:table-cell>
          <table:table-cell office:value-type="string">
            <text:p>tor.ivar.dahl@agathonborgen.no</text:p>
          </table:table-cell>
          <table:table-cell office:value-type="string">
            <text:p>Dahl</text:p>
          </table:table-cell>
          <table:table-cell office:value-type="string">
            <text:p>Anne Kristin Snellingen</text:p>
          </table:table-cell>
          <table:table-cell office:value-type="float" office:value="92493082">
            <text:p>92493082</text:p>
          </table:table-cell>
          <table:table-cell/>
          <table:table-cell office:value-type="float" office:value="61325787">
            <text:p>61325787</text:p>
          </table:table-cell>
          <table:table-cell office:value-type="string">
            <text:p>ankrdahl@online.no</text:p>
          </table:table-cell>
          <table:table-cell table:number-columns-repeated="1008"/>
        </table:table-row>
        <table:table-row table:style-name="ro1">
          <table:table-cell office:value-type="string">
            <text:p>Edvardsen</text:p>
          </table:table-cell>
          <table:table-cell office:value-type="string">
            <text:p>Birk Ballangrud</text:p>
          </table:table-cell>
          <table:table-cell office:value-type="date" office:date-value="2001-11-18">
            <text:p>18.11.2001</text:p>
          </table:table-cell>
          <table:table-cell office:value-type="string">
            <text:p>Klemmavegen 17 A</text:p>
          </table:table-cell>
          <table:table-cell office:value-type="string">
            <text:p>Ballangrud</text:p>
          </table:table-cell>
          <table:table-cell office:value-type="string">
            <text:p>Hilde Marie</text:p>
          </table:table-cell>
          <table:table-cell office:value-type="float" office:value="90651043">
            <text:p>90651043</text:p>
          </table:table-cell>
          <table:table-cell table:number-columns-repeated="2"/>
          <table:table-cell office:value-type="string">
            <text:p>hilde@tekka.no</text:p>
          </table:table-cell>
          <table:table-cell office:value-type="string">
            <text:p>Edvardsen</text:p>
          </table:table-cell>
          <table:table-cell office:value-type="string">
            <text:p>Ketil</text:p>
          </table:table-cell>
          <table:table-cell office:value-type="float" office:value="92423130">
            <text:p>92423130</text:p>
          </table:table-cell>
          <table:table-cell/>
          <table:table-cell office:value-type="float" office:value="61390447">
            <text:p>61390447</text:p>
          </table:table-cell>
          <table:table-cell office:value-type="string">
            <text:p>ketil.edvardsen@ketech.no</text:p>
          </table:table-cell>
          <table:table-cell table:number-columns-repeated="1008"/>
        </table:table-row>
        <table:table-row table:style-name="ro1">
          <table:table-cell office:value-type="string">
            <text:p>Eguamwense</text:p>
          </table:table-cell>
          <table:table-cell office:value-type="string">
            <text:p>Edosa Dean</text:p>
          </table:table-cell>
          <table:table-cell office:value-type="date" office:date-value="2001-01-29">
            <text:p>29.01.2001</text:p>
          </table:table-cell>
          <table:table-cell office:value-type="string">
            <text:p>Granvegen 73</text:p>
          </table:table-cell>
          <table:table-cell office:value-type="string">
            <text:p>Eguamwense</text:p>
          </table:table-cell>
          <table:table-cell office:value-type="string">
            <text:p>Deborah Adesuwa</text:p>
          </table:table-cell>
          <table:table-cell office:value-type="float" office:value="96883328">
            <text:p>96883328</text:p>
          </table:table-cell>
          <table:table-cell/>
          <table:table-cell office:value-type="float" office:value="61010025">
            <text:p>61010025</text:p>
          </table:table-cell>
          <table:table-cell office:value-type="string">
            <text:p>blesseddeb@gmail.com</text:p>
          </table:table-cell>
          <table:table-cell table:number-columns-repeated="1014"/>
        </table:table-row>
        <table:table-row table:style-name="ro1">
          <table:table-cell office:value-type="string">
            <text:p>Fjalestad</text:p>
          </table:table-cell>
          <table:table-cell office:value-type="string">
            <text:p>Henrik</text:p>
          </table:table-cell>
          <table:table-cell office:value-type="date" office:date-value="2001-03-23">
            <text:p>23.03.2001</text:p>
          </table:table-cell>
          <table:table-cell office:value-type="string">
            <text:p>Røyskattlia 3</text:p>
          </table:table-cell>
          <table:table-cell office:value-type="string">
            <text:p>Fjalestad</text:p>
          </table:table-cell>
          <table:table-cell office:value-type="string">
            <text:p>Arne Terje</text:p>
          </table:table-cell>
          <table:table-cell office:value-type="float" office:value="93245267">
            <text:p>93245267</text:p>
          </table:table-cell>
          <table:table-cell/>
          <table:table-cell office:value-type="float" office:value="61319344">
            <text:p>61319344</text:p>
          </table:table-cell>
          <table:table-cell office:value-type="string">
            <text:p>arne.fjalestad@hebb.no</text:p>
          </table:table-cell>
          <table:table-cell office:value-type="string">
            <text:p>Fjalestad</text:p>
          </table:table-cell>
          <table:table-cell office:value-type="string">
            <text:p>Anette</text:p>
          </table:table-cell>
          <table:table-cell office:value-type="float" office:value="98012233">
            <text:p>98012233</text:p>
          </table:table-cell>
          <table:table-cell office:value-type="float" office:value="61324480">
            <text:p>61324480</text:p>
          </table:table-cell>
          <table:table-cell office:value-type="float" office:value="61319344">
            <text:p>61319344</text:p>
          </table:table-cell>
          <table:table-cell office:value-type="string">
            <text:p>afjalestad@hotmail.com</text:p>
          </table:table-cell>
          <table:table-cell table:number-columns-repeated="1008"/>
        </table:table-row>
        <table:table-row table:style-name="ro1">
          <table:table-cell office:value-type="string">
            <text:p>Haagensen</text:p>
          </table:table-cell>
          <table:table-cell office:value-type="string">
            <text:p>Marthe</text:p>
          </table:table-cell>
          <table:table-cell office:value-type="date" office:date-value="2001-08-03">
            <text:p>03.08.2001</text:p>
          </table:table-cell>
          <table:table-cell office:value-type="string">
            <text:p>Konvallvegen 36</text:p>
          </table:table-cell>
          <table:table-cell office:value-type="string">
            <text:p>Haagensen</text:p>
          </table:table-cell>
          <table:table-cell office:value-type="string">
            <text:p>Odd Inge</text:p>
          </table:table-cell>
          <table:table-cell office:value-type="float" office:value="90770613">
            <text:p>90770613</text:p>
          </table:table-cell>
          <table:table-cell table:number-columns-repeated="2"/>
          <table:table-cell office:value-type="string">
            <text:p>oih@hebb.no</text:p>
          </table:table-cell>
          <table:table-cell office:value-type="string">
            <text:p>Haagensen</text:p>
          </table:table-cell>
          <table:table-cell office:value-type="string">
            <text:p>Sissel</text:p>
          </table:table-cell>
          <table:table-cell office:value-type="float" office:value="95147248">
            <text:p>95147248</text:p>
          </table:table-cell>
          <table:table-cell table:number-columns-repeated="1011"/>
        </table:table-row>
        <table:table-row table:style-name="ro1">
          <table:table-cell office:value-type="string">
            <text:p>Lien</text:p>
          </table:table-cell>
          <table:table-cell office:value-type="string">
            <text:p>Martine</text:p>
          </table:table-cell>
          <table:table-cell office:value-type="date" office:date-value="2001-06-13">
            <text:p>13.06.2001</text:p>
          </table:table-cell>
          <table:table-cell office:value-type="string">
            <text:p>Steinbrøttet 16</text:p>
          </table:table-cell>
          <table:table-cell office:value-type="string">
            <text:p>Lien</text:p>
          </table:table-cell>
          <table:table-cell office:value-type="string">
            <text:p>Tom</text:p>
          </table:table-cell>
          <table:table-cell office:value-type="float" office:value="91547664">
            <text:p>91547664</text:p>
          </table:table-cell>
          <table:table-cell/>
          <table:table-cell office:value-type="float" office:value="61323884">
            <text:p>61323884</text:p>
          </table:table-cell>
          <table:table-cell office:value-type="string">
            <text:p>tom.lien@hebb.no</text:p>
          </table:table-cell>
          <table:table-cell office:value-type="string">
            <text:p>Lien</text:p>
          </table:table-cell>
          <table:table-cell office:value-type="string">
            <text:p>Linda Bollum</text:p>
          </table:table-cell>
          <table:table-cell office:value-type="float" office:value="90509877">
            <text:p>90509877</text:p>
          </table:table-cell>
          <table:table-cell office:value-type="float" office:value="61323272">
            <text:p>61323272</text:p>
          </table:table-cell>
          <table:table-cell office:value-type="float" office:value="61323884">
            <text:p>61323884</text:p>
          </table:table-cell>
          <table:table-cell office:value-type="string">
            <text:p>linda.bo.li@hotmail.com</text:p>
          </table:table-cell>
          <table:table-cell table:number-columns-repeated="1008"/>
        </table:table-row>
        <table:table-row table:style-name="ro1">
          <table:table-cell office:value-type="string">
            <text:p>Lundsholt</text:p>
          </table:table-cell>
          <table:table-cell office:value-type="string">
            <text:p>Tone Løkken</text:p>
          </table:table-cell>
          <table:table-cell office:value-type="date" office:date-value="2001-04-07">
            <text:p>07.04.2001</text:p>
          </table:table-cell>
          <table:table-cell office:value-type="string">
            <text:p>Voldstadbakken 42</text:p>
          </table:table-cell>
          <table:table-cell office:value-type="string">
            <text:p>Løkken</text:p>
          </table:table-cell>
          <table:table-cell office:value-type="string">
            <text:p>Aina Trettøy</text:p>
          </table:table-cell>
          <table:table-cell office:value-type="float" office:value="47923120">
            <text:p>47923120</text:p>
          </table:table-cell>
          <table:table-cell table:number-columns-repeated="2"/>
          <table:table-cell office:value-type="string">
            <text:p>aina.trettoy@gmail.com</text:p>
          </table:table-cell>
          <table:table-cell office:value-type="string">
            <text:p>Lundsholt</text:p>
          </table:table-cell>
          <table:table-cell office:value-type="string">
            <text:p>Tor</text:p>
          </table:table-cell>
          <table:table-cell office:value-type="float" office:value="47915500">
            <text:p>47915500</text:p>
          </table:table-cell>
          <table:table-cell table:number-columns-repeated="2"/>
          <table:table-cell office:value-type="string">
            <text:p>tor@fursetgruppen.no</text:p>
          </table:table-cell>
          <table:table-cell table:number-columns-repeated="1008"/>
        </table:table-row>
        <table:table-row table:style-name="ro1">
          <table:table-cell office:value-type="string">
            <text:p>Lyngseth</text:p>
          </table:table-cell>
          <table:table-cell office:value-type="string">
            <text:p>Nora</text:p>
          </table:table-cell>
          <table:table-cell office:value-type="date" office:date-value="2001-02-25">
            <text:p>25.02.2001</text:p>
          </table:table-cell>
          <table:table-cell office:value-type="string">
            <text:p>Granvegen 54</text:p>
          </table:table-cell>
          <table:table-cell office:value-type="string">
            <text:p>Lyngseth</text:p>
          </table:table-cell>
          <table:table-cell office:value-type="string">
            <text:p>Marie Elisabeth</text:p>
          </table:table-cell>
          <table:table-cell office:value-type="float" office:value="97730989">
            <text:p>97730989</text:p>
          </table:table-cell>
          <table:table-cell/>
          <table:table-cell office:value-type="float" office:value="61391091">
            <text:p>61391091</text:p>
          </table:table-cell>
          <table:table-cell office:value-type="string">
            <text:p>marie.lyngseth@gmail.com</text:p>
          </table:table-cell>
          <table:table-cell office:value-type="string">
            <text:p>Lyngseth</text:p>
          </table:table-cell>
          <table:table-cell office:value-type="string">
            <text:p>Knut</text:p>
          </table:table-cell>
          <table:table-cell office:value-type="float" office:value="90234201">
            <text:p>90234201</text:p>
          </table:table-cell>
          <table:table-cell table:number-columns-repeated="2"/>
          <table:table-cell office:value-type="string">
            <text:p>kly@sjomannskirken.no</text:p>
          </table:table-cell>
          <table:table-cell table:number-columns-repeated="1008"/>
        </table:table-row>
        <table:table-row table:style-name="ro1">
          <table:table-cell office:value-type="string">
            <text:p>Løvstad</text:p>
          </table:table-cell>
          <table:table-cell office:value-type="string">
            <text:p>Sandra Sofie</text:p>
          </table:table-cell>
          <table:table-cell office:value-type="date" office:date-value="2001-09-13">
            <text:p>13.09.2001</text:p>
          </table:table-cell>
          <table:table-cell office:value-type="string">
            <text:p>Karimoen 31</text:p>
          </table:table-cell>
          <table:table-cell office:value-type="string">
            <text:p>Løvstad</text:p>
          </table:table-cell>
          <table:table-cell office:value-type="string">
            <text:p>Henning</text:p>
          </table:table-cell>
          <table:table-cell office:value-type="float" office:value="92260878">
            <text:p>92260878</text:p>
          </table:table-cell>
          <table:table-cell/>
          <table:table-cell office:value-type="float" office:value="61390505">
            <text:p>61390505</text:p>
          </table:table-cell>
          <table:table-cell office:value-type="string">
            <text:p>henning.lovstad@hotmail.com</text:p>
          </table:table-cell>
          <table:table-cell office:value-type="string">
            <text:p>Løvstad</text:p>
          </table:table-cell>
          <table:table-cell office:value-type="string">
            <text:p>Monica</text:p>
          </table:table-cell>
          <table:table-cell office:value-type="float" office:value="92260338">
            <text:p>92260338</text:p>
          </table:table-cell>
          <table:table-cell/>
          <table:table-cell office:value-type="float" office:value="61390505">
            <text:p>61390505</text:p>
          </table:table-cell>
          <table:table-cell office:value-type="string">
            <text:p>monic.lovstad@gmail.com</text:p>
          </table:table-cell>
          <table:table-cell table:number-columns-repeated="1008"/>
        </table:table-row>
        <table:table-row table:style-name="ro1">
          <table:table-cell office:value-type="string">
            <text:p>Mala</text:p>
          </table:table-cell>
          <table:table-cell office:value-type="string">
            <text:p>Julie Seh Ra</text:p>
          </table:table-cell>
          <table:table-cell office:value-type="date" office:date-value="2001-09-04">
            <text:p>04.09.2001</text:p>
          </table:table-cell>
          <table:table-cell office:value-type="string">
            <text:p>Røyskattlia 10</text:p>
          </table:table-cell>
          <table:table-cell office:value-type="string">
            <text:p>Mala</text:p>
          </table:table-cell>
          <table:table-cell office:value-type="string">
            <text:p>Geir</text:p>
          </table:table-cell>
          <table:table-cell office:value-type="float" office:value="91662149">
            <text:p>91662149</text:p>
          </table:table-cell>
          <table:table-cell/>
          <table:table-cell office:value-type="float" office:value="61326011">
            <text:p>61326011</text:p>
          </table:table-cell>
          <table:table-cell office:value-type="string">
            <text:p>geir.mala@hafslund.no</text:p>
          </table:table-cell>
          <table:table-cell office:value-type="string">
            <text:p>Mala</text:p>
          </table:table-cell>
          <table:table-cell office:value-type="string">
            <text:p>Brita Bollum</text:p>
          </table:table-cell>
          <table:table-cell office:value-type="float" office:value="91891565">
            <text:p>91891565</text:p>
          </table:table-cell>
          <table:table-cell/>
          <table:table-cell office:value-type="float" office:value="61326011">
            <text:p>61326011</text:p>
          </table:table-cell>
          <table:table-cell office:value-type="string">
            <text:p>bbmala@hebb.no</text:p>
          </table:table-cell>
          <table:table-cell table:number-columns-repeated="1008"/>
        </table:table-row>
        <table:table-row table:style-name="ro1">
          <table:table-cell office:value-type="string">
            <text:p>Malmo</text:p>
          </table:table-cell>
          <table:table-cell office:value-type="string">
            <text:p>Emil</text:p>
          </table:table-cell>
          <table:table-cell office:value-type="date" office:date-value="2001-07-06">
            <text:p>06.07.2001</text:p>
          </table:table-cell>
          <table:table-cell office:value-type="string">
            <text:p>Muttastien 7</text:p>
          </table:table-cell>
          <table:table-cell office:value-type="string">
            <text:p>Malmo</text:p>
          </table:table-cell>
          <table:table-cell office:value-type="string">
            <text:p>Terje</text:p>
          </table:table-cell>
          <table:table-cell office:value-type="float" office:value="90940536">
            <text:p>90940536</text:p>
          </table:table-cell>
          <table:table-cell office:value-type="float" office:value="22797168">
            <text:p>22797168</text:p>
          </table:table-cell>
          <table:table-cell/>
          <table:table-cell office:value-type="string">
            <text:p>terje.malmo@hadeland-energi.net</text:p>
          </table:table-cell>
          <table:table-cell office:value-type="string">
            <text:p>Malmo</text:p>
          </table:table-cell>
          <table:table-cell office:value-type="string">
            <text:p>Ann Kathrin Hagen</text:p>
          </table:table-cell>
          <table:table-cell office:value-type="float" office:value="93456352">
            <text:p>93456352</text:p>
          </table:table-cell>
          <table:table-cell office:value-type="float" office:value="64833333">
            <text:p>64833333</text:p>
          </table:table-cell>
          <table:table-cell/>
          <table:table-cell office:value-type="string">
            <text:p>ann.kathrin.hagen.malmo@hadeland-energi.net</text:p>
          </table:table-cell>
          <table:table-cell table:number-columns-repeated="1008"/>
        </table:table-row>
        <table:table-row table:style-name="ro1">
          <table:table-cell office:value-type="string">
            <text:p>Ness</text:p>
          </table:table-cell>
          <table:table-cell office:value-type="string">
            <text:p>Bror Ole Horgen</text:p>
          </table:table-cell>
          <table:table-cell office:value-type="date" office:date-value="2001-03-03">
            <text:p>03.03.2001</text:p>
          </table:table-cell>
          <table:table-cell office:value-type="string">
            <text:p>Røsslyngen 12</text:p>
          </table:table-cell>
          <table:table-cell office:value-type="string">
            <text:p>Ness</text:p>
          </table:table-cell>
          <table:table-cell office:value-type="string">
            <text:p>John Oscar</text:p>
          </table:table-cell>
          <table:table-cell table:number-columns-repeated="2" office:value-type="float" office:value="40002512">
            <text:p>40002512</text:p>
          </table:table-cell>
          <table:table-cell office:value-type="float" office:value="61319083">
            <text:p>61319083</text:p>
          </table:table-cell>
          <table:table-cell office:value-type="string">
            <text:p>joness@zenitel.com</text:p>
          </table:table-cell>
          <table:table-cell office:value-type="string">
            <text:p>Horgen</text:p>
          </table:table-cell>
          <table:table-cell office:value-type="string">
            <text:p>Marit</text:p>
          </table:table-cell>
          <table:table-cell office:value-type="float" office:value="92868982">
            <text:p>92868982</text:p>
          </table:table-cell>
          <table:table-cell/>
          <table:table-cell office:value-type="float" office:value="61319083">
            <text:p>61319083</text:p>
          </table:table-cell>
          <table:table-cell office:value-type="string">
            <text:p>marit.horgen@gmail.com</text:p>
          </table:table-cell>
          <table:table-cell table:number-columns-repeated="1008"/>
        </table:table-row>
        <table:table-row table:style-name="ro1">
          <table:table-cell office:value-type="string">
            <text:p>Nilssen</text:p>
          </table:table-cell>
          <table:table-cell office:value-type="string">
            <text:p>Stig Are</text:p>
          </table:table-cell>
          <table:table-cell office:value-type="date" office:date-value="2001-12-07">
            <text:p>07.12.2001</text:p>
          </table:table-cell>
          <table:table-cell office:value-type="string">
            <text:p>Bjørkealleen 4</text:p>
          </table:table-cell>
          <table:table-cell office:value-type="string">
            <text:p>Nilssen</text:p>
          </table:table-cell>
          <table:table-cell office:value-type="string">
            <text:p>Frank Ove</text:p>
          </table:table-cell>
          <table:table-cell office:value-type="float" office:value="98220285">
            <text:p>98220285</text:p>
          </table:table-cell>
          <table:table-cell table:number-columns-repeated="2"/>
          <table:table-cell office:value-type="string">
            <text:p>franko@sdv.no</text:p>
          </table:table-cell>
          <table:table-cell office:value-type="string">
            <text:p>Nilssen</text:p>
          </table:table-cell>
          <table:table-cell office:value-type="string">
            <text:p>Tone</text:p>
          </table:table-cell>
          <table:table-cell office:value-type="float" office:value="99742308">
            <text:p>99742308</text:p>
          </table:table-cell>
          <table:table-cell table:number-columns-repeated="2"/>
          <table:table-cell office:value-type="string">
            <text:p>fovnils@hotmail.com</text:p>
          </table:table-cell>
          <table:table-cell table:number-columns-repeated="1008"/>
        </table:table-row>
        <table:table-row table:style-name="ro1">
          <table:table-cell office:value-type="string">
            <text:p>Rinkevicius</text:p>
          </table:table-cell>
          <table:table-cell office:value-type="string">
            <text:p>Darius</text:p>
          </table:table-cell>
          <table:table-cell office:value-type="date" office:date-value="2001-01-17">
            <text:p>17.01.2001</text:p>
          </table:table-cell>
          <table:table-cell office:value-type="string">
            <text:p>Hadelandsvegen 1819</text:p>
          </table:table-cell>
          <table:table-cell office:value-type="string">
            <text:p>Skola</text:p>
          </table:table-cell>
          <table:table-cell office:value-type="string">
            <text:p>Vilma</text:p>
          </table:table-cell>
          <table:table-cell office:value-type="float" office:value="93284317">
            <text:p>93284317</text:p>
          </table:table-cell>
          <table:table-cell/>
          <table:table-cell office:value-type="float" office:value="61322994">
            <text:p>61322994</text:p>
          </table:table-cell>
          <table:table-cell office:value-type="string">
            <text:p>vilma-sk@frisurf.no</text:p>
          </table:table-cell>
          <table:table-cell table:number-columns-repeated="1014"/>
        </table:table-row>
        <table:table-row table:style-name="ro1">
          <table:table-cell office:value-type="string">
            <text:p>Robinson</text:p>
          </table:table-cell>
          <table:table-cell office:value-type="string">
            <text:p>Jennifer Andrea</text:p>
          </table:table-cell>
          <table:table-cell office:value-type="date" office:date-value="2001-07-23">
            <text:p>23.07.2001</text:p>
          </table:table-cell>
          <table:table-cell office:value-type="string">
            <text:p>Kloppavegen 6</text:p>
          </table:table-cell>
          <table:table-cell office:value-type="string">
            <text:p>Robinson</text:p>
          </table:table-cell>
          <table:table-cell office:value-type="string">
            <text:p>Thomas Michael</text:p>
          </table:table-cell>
          <table:table-cell office:value-type="float" office:value="47832522">
            <text:p>47832522</text:p>
          </table:table-cell>
          <table:table-cell table:number-columns-repeated="2"/>
          <table:table-cell office:value-type="string">
            <text:p>tmrobinson1961@hotmail.com</text:p>
          </table:table-cell>
          <table:table-cell office:value-type="string">
            <text:p>Robinson</text:p>
          </table:table-cell>
          <table:table-cell office:value-type="string">
            <text:p>Nina Cathrin Belseth</text:p>
          </table:table-cell>
          <table:table-cell office:value-type="float" office:value="97774483">
            <text:p>97774483</text:p>
          </table:table-cell>
          <table:table-cell table:number-columns-repeated="2"/>
          <table:table-cell office:value-type="string">
            <text:p>njatrob@hotmail.com</text:p>
          </table:table-cell>
          <table:table-cell table:number-columns-repeated="1008"/>
        </table:table-row>
        <table:table-row table:style-name="ro1">
          <table:table-cell office:value-type="string">
            <text:p>Solli</text:p>
          </table:table-cell>
          <table:table-cell office:value-type="string">
            <text:p>Stian Opdahl</text:p>
          </table:table-cell>
          <table:table-cell office:value-type="date" office:date-value="2001-12-28">
            <text:p>28.12.2001</text:p>
          </table:table-cell>
          <table:table-cell office:value-type="string">
            <text:p>Myllavegen 29 C</text:p>
          </table:table-cell>
          <table:table-cell office:value-type="string">
            <text:p>Opdahl</text:p>
          </table:table-cell>
          <table:table-cell office:value-type="string">
            <text:p>Gry</text:p>
          </table:table-cell>
          <table:table-cell office:value-type="float" office:value="40633388">
            <text:p>40633388</text:p>
          </table:table-cell>
          <table:table-cell office:value-type="float" office:value="61331324">
            <text:p>61331324</text:p>
          </table:table-cell>
          <table:table-cell/>
          <table:table-cell office:value-type="string">
            <text:p>gry.opdahl@hotmail.com</text:p>
          </table:table-cell>
          <table:table-cell office:value-type="string">
            <text:p>Solli</text:p>
          </table:table-cell>
          <table:table-cell office:value-type="string">
            <text:p>Arild</text:p>
          </table:table-cell>
          <table:table-cell table:number-columns-repeated="2" office:value-type="float" office:value="40229090">
            <text:p>40229090</text:p>
          </table:table-cell>
          <table:table-cell office:value-type="float" office:value="63801899">
            <text:p>63801899</text:p>
          </table:table-cell>
          <table:table-cell office:value-type="string">
            <text:p>a.solli@hotmail.com</text:p>
          </table:table-cell>
          <table:table-cell table:number-columns-repeated="1008"/>
        </table:table-row>
        <table:table-row table:style-name="ro1">
          <table:table-cell office:value-type="string">
            <text:p>Stokstad</text:p>
          </table:table-cell>
          <table:table-cell office:value-type="string">
            <text:p>Isabelle Hatlen</text:p>
          </table:table-cell>
          <table:table-cell office:value-type="date" office:date-value="2001-01-02">
            <text:p>02.01.2001</text:p>
          </table:table-cell>
          <table:table-cell office:value-type="string">
            <text:p>Sagvegen 25</text:p>
          </table:table-cell>
          <table:table-cell office:value-type="string">
            <text:p>Stokstad</text:p>
          </table:table-cell>
          <table:table-cell office:value-type="string">
            <text:p>Fredrik Holm</text:p>
          </table:table-cell>
          <table:table-cell office:value-type="float" office:value="92052803">
            <text:p>92052803</text:p>
          </table:table-cell>
          <table:table-cell table:number-columns-repeated="2"/>
          <table:table-cell office:value-type="string">
            <text:p>fredrikstokstad@gmail.com</text:p>
          </table:table-cell>
          <table:table-cell table:number-columns-repeated="1014"/>
        </table:table-row>
        <table:table-row table:style-name="ro1">
          <table:table-cell office:value-type="string">
            <text:p>Werner</text:p>
          </table:table-cell>
          <table:table-cell office:value-type="string">
            <text:p>Hans Martin</text:p>
          </table:table-cell>
          <table:table-cell office:value-type="date" office:date-value="2001-06-21">
            <text:p>21.06.2001</text:p>
          </table:table-cell>
          <table:table-cell office:value-type="string">
            <text:p>Blåbæråsen 23</text:p>
          </table:table-cell>
          <table:table-cell office:value-type="string">
            <text:p>Werner</text:p>
          </table:table-cell>
          <table:table-cell office:value-type="string">
            <text:p>Odd Ivar</text:p>
          </table:table-cell>
          <table:table-cell office:value-type="float" office:value="93209781">
            <text:p>93209781</text:p>
          </table:table-cell>
          <table:table-cell table:number-columns-repeated="2"/>
          <table:table-cell office:value-type="string">
            <text:p>od-wern@online.no</text:p>
          </table:table-cell>
          <table:table-cell office:value-type="string">
            <text:p>Werner</text:p>
          </table:table-cell>
          <table:table-cell office:value-type="string">
            <text:p>Ann-Kristin</text:p>
          </table:table-cell>
          <table:table-cell office:value-type="float" office:value="90595561">
            <text:p>90595561</text:p>
          </table:table-cell>
          <table:table-cell office:value-type="float" office:value="61331700">
            <text:p>61331700</text:p>
          </table:table-cell>
          <table:table-cell/>
          <table:table-cell office:value-type="string">
            <text:p>annk-werner@hotmail.com</text:p>
          </table:table-cell>
          <table:table-cell table:number-columns-repeated="1008"/>
        </table:table-row>
      </table:table>
      <table:table table:name="10A" table:style-name="ta2" table:print="false"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1021" table:default-cell-style-name="Default"/>
        <table:table-row table:style-name="ro1">
          <table:table-cell office:value-type="string">
            <text:p>Etternavn</text:p>
          </table:table-cell>
          <table:table-cell office:value-type="string">
            <text:p>Fornavn</text:p>
          </table:table-cell>
          <table:table-cell table:style-name="Default" office:value-type="string">
            <text:p>Fødselsdato</text:p>
          </table:table-cell>
          <table:table-cell office:value-type="string">
            <text:p>Adresse</text:p>
          </table:table-cell>
          <table:table-cell office:value-type="string">
            <text:p>Etternavn hovedforesatt</text:p>
          </table:table-cell>
          <table:table-cell office:value-type="string">
            <text:p>Fornavn hovedforesatt</text:p>
          </table:table-cell>
          <table:table-cell office:value-type="string">
            <text:p>Telefon mobil hovedforesatt</text:p>
          </table:table-cell>
          <table:table-cell office:value-type="string">
            <text:p>Telefon arbeid hovedforesatt</text:p>
          </table:table-cell>
          <table:table-cell office:value-type="string">
            <text:p>Telefon hjem hovedforesatt</text:p>
          </table:table-cell>
          <table:table-cell office:value-type="string">
            <text:p>E-post hovedforesatt</text:p>
          </table:table-cell>
          <table:table-cell office:value-type="string">
            <text:p>Etternavn sekundær foresatt</text:p>
          </table:table-cell>
          <table:table-cell office:value-type="string">
            <text:p>Fornavn sekundær foresatt</text:p>
          </table:table-cell>
          <table:table-cell office:value-type="string">
            <text:p>Telefon mobil sekundær foresatt</text:p>
          </table:table-cell>
          <table:table-cell office:value-type="string">
            <text:p>Telefon arbeid sekundær foresatt</text:p>
          </table:table-cell>
          <table:table-cell office:value-type="string">
            <text:p>Telefon hjem sekundær foresatt</text:p>
          </table:table-cell>
          <table:table-cell office:value-type="string">
            <text:p>E-post sekundær foresatt</text:p>
          </table:table-cell>
          <table:table-cell table:number-columns-repeated="1008"/>
        </table:table-row>
        <table:table-row table:style-name="ro1">
          <table:table-cell office:value-type="string">
            <text:p>Aarsund</text:p>
          </table:table-cell>
          <table:table-cell office:value-type="string">
            <text:p>Snorre Amundsen</text:p>
          </table:table-cell>
          <table:table-cell office:value-type="date" office:date-value="1999-05-04">
            <text:p>04.05.1999</text:p>
          </table:table-cell>
          <table:table-cell office:value-type="string">
            <text:p>Piperveien 21</text:p>
          </table:table-cell>
          <table:table-cell office:value-type="string">
            <text:p>Amundsen</text:p>
          </table:table-cell>
          <table:table-cell office:value-type="string">
            <text:p>Stig</text:p>
          </table:table-cell>
          <table:table-cell office:value-type="float" office:value="48012592">
            <text:p>48012592</text:p>
          </table:table-cell>
          <table:table-cell office:value-type="float" office:value="22588592">
            <text:p>22588592</text:p>
          </table:table-cell>
          <table:table-cell office:value-type="float" office:value="61323647">
            <text:p>61323647</text:p>
          </table:table-cell>
          <table:table-cell office:value-type="string">
            <text:p>stig.amundsen@unit4.com</text:p>
          </table:table-cell>
          <table:table-cell office:value-type="string">
            <text:p>Aarsund</text:p>
          </table:table-cell>
          <table:table-cell office:value-type="string">
            <text:p>Elisabeth</text:p>
          </table:table-cell>
          <table:table-cell office:value-type="float" office:value="41608131">
            <text:p>41608131</text:p>
          </table:table-cell>
          <table:table-cell office:value-type="float" office:value="67059345">
            <text:p>67059345</text:p>
          </table:table-cell>
          <table:table-cell office:value-type="float" office:value="61323647">
            <text:p>61323647</text:p>
          </table:table-cell>
          <table:table-cell office:value-type="string">
            <text:p>elisabeth.aarsund@hotmail.no</text:p>
          </table:table-cell>
          <table:table-cell table:number-columns-repeated="1008"/>
        </table:table-row>
        <table:table-row table:style-name="ro1">
          <table:table-cell office:value-type="string">
            <text:p>Aslaksen</text:p>
          </table:table-cell>
          <table:table-cell office:value-type="string">
            <text:p>Tonje</text:p>
          </table:table-cell>
          <table:table-cell office:value-type="date" office:date-value="1999-04-13">
            <text:p>13.04.1999</text:p>
          </table:table-cell>
          <table:table-cell office:value-type="string">
            <text:p>Blåbæråsen 11</text:p>
          </table:table-cell>
          <table:table-cell office:value-type="string">
            <text:p>Aslaksen</text:p>
          </table:table-cell>
          <table:table-cell office:value-type="string">
            <text:p>Espen</text:p>
          </table:table-cell>
          <table:table-cell office:value-type="float" office:value="93420245">
            <text:p>93420245</text:p>
          </table:table-cell>
          <table:table-cell table:number-columns-repeated="2"/>
          <table:table-cell office:value-type="string">
            <text:p>espen.aslaksen@hebb.no</text:p>
          </table:table-cell>
          <table:table-cell office:value-type="string">
            <text:p>Aslaksen</text:p>
          </table:table-cell>
          <table:table-cell office:value-type="string">
            <text:p>Beate Dihle</text:p>
          </table:table-cell>
          <table:table-cell office:value-type="float" office:value="90652660">
            <text:p>90652660</text:p>
          </table:table-cell>
          <table:table-cell table:number-columns-repeated="2"/>
          <table:table-cell office:value-type="string">
            <text:p>beate.aslaksen@hebb.no</text:p>
          </table:table-cell>
          <table:table-cell table:number-columns-repeated="1008"/>
        </table:table-row>
        <table:table-row table:style-name="ro1">
          <table:table-cell office:value-type="string">
            <text:p>Blyverket</text:p>
          </table:table-cell>
          <table:table-cell office:value-type="string">
            <text:p>Joakim</text:p>
          </table:table-cell>
          <table:table-cell office:value-type="date" office:date-value="1999-04-05">
            <text:p>05.04.1999</text:p>
          </table:table-cell>
          <table:table-cell office:value-type="string">
            <text:p>Karimoen 1</text:p>
          </table:table-cell>
          <table:table-cell office:value-type="string">
            <text:p>Blyverket</text:p>
          </table:table-cell>
          <table:table-cell office:value-type="string">
            <text:p>Roar</text:p>
          </table:table-cell>
          <table:table-cell office:value-type="float" office:value="92853340">
            <text:p>92853340</text:p>
          </table:table-cell>
          <table:table-cell/>
          <table:table-cell office:value-type="float" office:value="61323807">
            <text:p>61323807</text:p>
          </table:table-cell>
          <table:table-cell office:value-type="string">
            <text:p>roar.blyverket@hebb.no</text:p>
          </table:table-cell>
          <table:table-cell office:value-type="string">
            <text:p>Blyverket</text:p>
          </table:table-cell>
          <table:table-cell office:value-type="string">
            <text:p>Hege Snellingen</text:p>
          </table:table-cell>
          <table:table-cell office:value-type="float" office:value="93641568">
            <text:p>93641568</text:p>
          </table:table-cell>
          <table:table-cell office:value-type="float" office:value="61323077">
            <text:p>61323077</text:p>
          </table:table-cell>
          <table:table-cell office:value-type="float" office:value="61323807">
            <text:p>61323807</text:p>
          </table:table-cell>
          <table:table-cell office:value-type="string">
            <text:p>hegesnellingen@hotmail.com</text:p>
          </table:table-cell>
          <table:table-cell table:number-columns-repeated="1008"/>
        </table:table-row>
        <table:table-row table:style-name="ro1">
          <table:table-cell office:value-type="string">
            <text:p>Dalberg</text:p>
          </table:table-cell>
          <table:table-cell office:value-type="string">
            <text:p>Eivind Haga</text:p>
          </table:table-cell>
          <table:table-cell office:value-type="date" office:date-value="1999-03-10">
            <text:p>10.03.1999</text:p>
          </table:table-cell>
          <table:table-cell office:value-type="string">
            <text:p>Løvstien 5</text:p>
          </table:table-cell>
          <table:table-cell office:value-type="string">
            <text:p>Dalberg</text:p>
          </table:table-cell>
          <table:table-cell office:value-type="string">
            <text:p>Ole Martin</text:p>
          </table:table-cell>
          <table:table-cell office:value-type="float" office:value="90094095">
            <text:p>90094095</text:p>
          </table:table-cell>
          <table:table-cell/>
          <table:table-cell office:value-type="float" office:value="61321212">
            <text:p>61321212</text:p>
          </table:table-cell>
          <table:table-cell office:value-type="string">
            <text:p>ole.martin.dalberg@hebb.no</text:p>
          </table:table-cell>
          <table:table-cell office:value-type="string">
            <text:p>Dalberg</text:p>
          </table:table-cell>
          <table:table-cell office:value-type="string">
            <text:p>Ingrid Haga</text:p>
          </table:table-cell>
          <table:table-cell office:value-type="float" office:value="94884935">
            <text:p>94884935</text:p>
          </table:table-cell>
          <table:table-cell/>
          <table:table-cell office:value-type="float" office:value="61321212">
            <text:p>61321212</text:p>
          </table:table-cell>
          <table:table-cell office:value-type="string">
            <text:p>idalberg@hebb.no</text:p>
          </table:table-cell>
          <table:table-cell table:number-columns-repeated="1008"/>
        </table:table-row>
        <table:table-row table:style-name="ro1">
          <table:table-cell office:value-type="string">
            <text:p>Glosli</text:p>
          </table:table-cell>
          <table:table-cell office:value-type="string">
            <text:p>Alexandra Bartnes</text:p>
          </table:table-cell>
          <table:table-cell office:value-type="date" office:date-value="1999-08-13">
            <text:p>13.08.1999</text:p>
          </table:table-cell>
          <table:table-cell office:value-type="string">
            <text:p>Myllavegen 31 B</text:p>
          </table:table-cell>
          <table:table-cell office:value-type="string">
            <text:p>Granneman</text:p>
          </table:table-cell>
          <table:table-cell office:value-type="string">
            <text:p>Bente Bartnes</text:p>
          </table:table-cell>
          <table:table-cell office:value-type="float" office:value="92028477">
            <text:p>92028477</text:p>
          </table:table-cell>
          <table:table-cell office:value-type="float" office:value="61326630">
            <text:p>61326630</text:p>
          </table:table-cell>
          <table:table-cell/>
          <table:table-cell office:value-type="string">
            <text:p>bbg@hadeland-energi.net</text:p>
          </table:table-cell>
          <table:table-cell office:value-type="string">
            <text:p>Glosli</text:p>
          </table:table-cell>
          <table:table-cell office:value-type="string">
            <text:p>Tom</text:p>
          </table:table-cell>
          <table:table-cell office:value-type="float" office:value="90012298">
            <text:p>90012298</text:p>
          </table:table-cell>
          <table:table-cell office:value-type="float" office:value="22907816">
            <text:p>22907816</text:p>
          </table:table-cell>
          <table:table-cell/>
          <table:table-cell office:value-type="string">
            <text:p>tom.glosli@hebb.no</text:p>
          </table:table-cell>
          <table:table-cell table:number-columns-repeated="1008"/>
        </table:table-row>
        <table:table-row table:style-name="ro1">
          <table:table-cell office:value-type="string">
            <text:p>Grønvold</text:p>
          </table:table-cell>
          <table:table-cell office:value-type="string">
            <text:p>Håkon</text:p>
          </table:table-cell>
          <table:table-cell office:value-type="date" office:date-value="1999-05-26">
            <text:p>26.05.1999</text:p>
          </table:table-cell>
          <table:table-cell office:value-type="string">
            <text:p>Karimoen 32</text:p>
          </table:table-cell>
          <table:table-cell office:value-type="string">
            <text:p>Grønvold</text:p>
          </table:table-cell>
          <table:table-cell office:value-type="string">
            <text:p>Svein</text:p>
          </table:table-cell>
          <table:table-cell office:value-type="float" office:value="48254744">
            <text:p>48254744</text:p>
          </table:table-cell>
          <table:table-cell office:value-type="float" office:value="67071610">
            <text:p>67071610</text:p>
          </table:table-cell>
          <table:table-cell table:number-columns-repeated="2"/>
          <table:table-cell office:value-type="string">
            <text:p>Grønvold</text:p>
          </table:table-cell>
          <table:table-cell office:value-type="string">
            <text:p>Berit</text:p>
          </table:table-cell>
          <table:table-cell office:value-type="float" office:value="92211242">
            <text:p>92211242</text:p>
          </table:table-cell>
          <table:table-cell office:value-type="float" office:value="67058000">
            <text:p>67058000</text:p>
          </table:table-cell>
          <table:table-cell/>
          <table:table-cell office:value-type="string">
            <text:p>svegr2@online.no</text:p>
          </table:table-cell>
          <table:table-cell table:number-columns-repeated="1008"/>
        </table:table-row>
        <table:table-row table:style-name="ro1">
          <table:table-cell office:value-type="string">
            <text:p>Gustavsen</text:p>
          </table:table-cell>
          <table:table-cell office:value-type="string">
            <text:p>Jesper Hjellnes</text:p>
          </table:table-cell>
          <table:table-cell office:value-type="date" office:date-value="1999-10-12">
            <text:p>12.10.1999</text:p>
          </table:table-cell>
          <table:table-cell office:value-type="string">
            <text:p>Haganvegen 73</text:p>
          </table:table-cell>
          <table:table-cell office:value-type="string">
            <text:p>Hjellnes</text:p>
          </table:table-cell>
          <table:table-cell office:value-type="string">
            <text:p>Berit</text:p>
          </table:table-cell>
          <table:table-cell office:value-type="float" office:value="99798349">
            <text:p>99798349</text:p>
          </table:table-cell>
          <table:table-cell office:value-type="float" office:value="23242050">
            <text:p>23242050</text:p>
          </table:table-cell>
          <table:table-cell/>
          <table:table-cell office:value-type="string">
            <text:p>berithjellnes@msn.com</text:p>
          </table:table-cell>
          <table:table-cell office:value-type="string">
            <text:p>Gustavsen</text:p>
          </table:table-cell>
          <table:table-cell office:value-type="string">
            <text:p>André</text:p>
          </table:table-cell>
          <table:table-cell office:value-type="float" office:value="92456759">
            <text:p>92456759</text:p>
          </table:table-cell>
          <table:table-cell office:value-type="float" office:value="22917050">
            <text:p>22917050</text:p>
          </table:table-cell>
          <table:table-cell/>
          <table:table-cell office:value-type="string">
            <text:p>gustavsen1@msn.com</text:p>
          </table:table-cell>
          <table:table-cell table:number-columns-repeated="1008"/>
        </table:table-row>
        <table:table-row table:style-name="ro1">
          <table:table-cell office:value-type="string">
            <text:p>Gustavsen</text:p>
          </table:table-cell>
          <table:table-cell office:value-type="string">
            <text:p>Sjur</text:p>
          </table:table-cell>
          <table:table-cell office:value-type="date" office:date-value="1999-07-02">
            <text:p>02.07.1999</text:p>
          </table:table-cell>
          <table:table-cell office:value-type="string">
            <text:p>Furumoterrasse 6</text:p>
          </table:table-cell>
          <table:table-cell office:value-type="string">
            <text:p>Gustavsen</text:p>
          </table:table-cell>
          <table:table-cell office:value-type="string">
            <text:p>Bjørn Arne</text:p>
          </table:table-cell>
          <table:table-cell office:value-type="float" office:value="90670267">
            <text:p>90670267</text:p>
          </table:table-cell>
          <table:table-cell/>
          <table:table-cell office:value-type="float" office:value="61323419">
            <text:p>61323419</text:p>
          </table:table-cell>
          <table:table-cell office:value-type="string">
            <text:p>bag@nom.no</text:p>
          </table:table-cell>
          <table:table-cell office:value-type="string">
            <text:p>Gustavsen</text:p>
          </table:table-cell>
          <table:table-cell office:value-type="string">
            <text:p>Monica Kolstad</text:p>
          </table:table-cell>
          <table:table-cell office:value-type="float" office:value="47758129">
            <text:p>47758129</text:p>
          </table:table-cell>
          <table:table-cell/>
          <table:table-cell office:value-type="float" office:value="61323419">
            <text:p>61323419</text:p>
          </table:table-cell>
          <table:table-cell office:value-type="string">
            <text:p>mkg@hebb.no</text:p>
          </table:table-cell>
          <table:table-cell table:number-columns-repeated="1008"/>
        </table:table-row>
        <table:table-row table:style-name="ro1">
          <table:table-cell office:value-type="string">
            <text:p>Hauger</text:p>
          </table:table-cell>
          <table:table-cell office:value-type="string">
            <text:p>Trym</text:p>
          </table:table-cell>
          <table:table-cell office:value-type="date" office:date-value="1999-03-15">
            <text:p>15.03.1999</text:p>
          </table:table-cell>
          <table:table-cell office:value-type="string">
            <text:p>Kloppavegen 4</text:p>
          </table:table-cell>
          <table:table-cell office:value-type="string">
            <text:p>Hauger</text:p>
          </table:table-cell>
          <table:table-cell office:value-type="string">
            <text:p>Bård</text:p>
          </table:table-cell>
          <table:table-cell office:value-type="float" office:value="99521822">
            <text:p>99521822</text:p>
          </table:table-cell>
          <table:table-cell/>
          <table:table-cell office:value-type="float" office:value="61321884">
            <text:p>61321884</text:p>
          </table:table-cell>
          <table:table-cell office:value-type="string">
            <text:p>baard.hauger@miljobygg.no</text:p>
          </table:table-cell>
          <table:table-cell office:value-type="string">
            <text:p>Hauger</text:p>
          </table:table-cell>
          <table:table-cell office:value-type="string">
            <text:p>Inger Lofthus</text:p>
          </table:table-cell>
          <table:table-cell office:value-type="float" office:value="95293570">
            <text:p>95293570</text:p>
          </table:table-cell>
          <table:table-cell table:number-columns-repeated="2"/>
          <table:table-cell office:value-type="string">
            <text:p>ingerhauger@hotmail.com</text:p>
          </table:table-cell>
          <table:table-cell table:number-columns-repeated="1008"/>
        </table:table-row>
        <table:table-row table:style-name="ro1">
          <table:table-cell office:value-type="string">
            <text:p>Jansen</text:p>
          </table:table-cell>
          <table:table-cell office:value-type="string">
            <text:p>Tobias Nordseth</text:p>
          </table:table-cell>
          <table:table-cell office:value-type="date" office:date-value="1999-12-20">
            <text:p>20.12.1999</text:p>
          </table:table-cell>
          <table:table-cell office:value-type="string">
            <text:p>Granittvegen 16</text:p>
          </table:table-cell>
          <table:table-cell office:value-type="string">
            <text:p>Nordseth</text:p>
          </table:table-cell>
          <table:table-cell office:value-type="string">
            <text:p>Siv</text:p>
          </table:table-cell>
          <table:table-cell office:value-type="float" office:value="47817781">
            <text:p>47817781</text:p>
          </table:table-cell>
          <table:table-cell table:number-columns-repeated="3"/>
          <table:table-cell office:value-type="string">
            <text:p>Jansen</text:p>
          </table:table-cell>
          <table:table-cell office:value-type="string">
            <text:p>Ørnulf Rudi</text:p>
          </table:table-cell>
          <table:table-cell office:value-type="float" office:value="97191208">
            <text:p>97191208</text:p>
          </table:table-cell>
          <table:table-cell/>
          <table:table-cell office:value-type="float" office:value="61319651">
            <text:p>61319651</text:p>
          </table:table-cell>
          <table:table-cell office:value-type="string">
            <text:p>ornulf.jansen@hebb.no</text:p>
          </table:table-cell>
          <table:table-cell table:number-columns-repeated="1008"/>
        </table:table-row>
        <table:table-row table:style-name="ro1">
          <table:table-cell office:value-type="string">
            <text:p>Johansen</text:p>
          </table:table-cell>
          <table:table-cell office:value-type="string">
            <text:p>Rikke Eirin</text:p>
          </table:table-cell>
          <table:table-cell office:value-type="date" office:date-value="1999-08-18">
            <text:p>18.08.1999</text:p>
          </table:table-cell>
          <table:table-cell office:value-type="string">
            <text:p>Kløverstien 25</text:p>
          </table:table-cell>
          <table:table-cell office:value-type="string">
            <text:p>Olsen</text:p>
          </table:table-cell>
          <table:table-cell office:value-type="string">
            <text:p>Mona</text:p>
          </table:table-cell>
          <table:table-cell office:value-type="float" office:value="47264022">
            <text:p>47264022</text:p>
          </table:table-cell>
          <table:table-cell office:value-type="float" office:value="67062916">
            <text:p>67062916</text:p>
          </table:table-cell>
          <table:table-cell office:value-type="float" office:value="61390134">
            <text:p>61390134</text:p>
          </table:table-cell>
          <table:table-cell office:value-type="string">
            <text:p>monamolsen@yahoo.no</text:p>
          </table:table-cell>
          <table:table-cell office:value-type="string">
            <text:p>Johansen</text:p>
          </table:table-cell>
          <table:table-cell office:value-type="string">
            <text:p>Jan Frode</text:p>
          </table:table-cell>
          <table:table-cell table:number-columns-repeated="2" office:value-type="float" office:value="91391986">
            <text:p>91391986</text:p>
          </table:table-cell>
          <table:table-cell office:value-type="float" office:value="61390134">
            <text:p>61390134</text:p>
          </table:table-cell>
          <table:table-cell office:value-type="string">
            <text:p>janfrodej@yahoo.no</text:p>
          </table:table-cell>
          <table:table-cell table:number-columns-repeated="1008"/>
        </table:table-row>
        <table:table-row table:style-name="ro1">
          <table:table-cell office:value-type="string">
            <text:p>Kjærstad</text:p>
          </table:table-cell>
          <table:table-cell office:value-type="string">
            <text:p>Sondre</text:p>
          </table:table-cell>
          <table:table-cell office:value-type="date" office:date-value="1999-09-20">
            <text:p>20.09.1999</text:p>
          </table:table-cell>
          <table:table-cell office:value-type="string">
            <text:p>Konvallvegen 65</text:p>
          </table:table-cell>
          <table:table-cell office:value-type="string">
            <text:p>Kjærstad</text:p>
          </table:table-cell>
          <table:table-cell office:value-type="string">
            <text:p>Mette</text:p>
          </table:table-cell>
          <table:table-cell office:value-type="float" office:value="91518434">
            <text:p>91518434</text:p>
          </table:table-cell>
          <table:table-cell table:number-columns-repeated="2"/>
          <table:table-cell office:value-type="string">
            <text:p>fre-kj@online.no</text:p>
          </table:table-cell>
          <table:table-cell table:number-columns-repeated="1014"/>
        </table:table-row>
        <table:table-row table:style-name="ro1">
          <table:table-cell office:value-type="string">
            <text:p>Klevmark</text:p>
          </table:table-cell>
          <table:table-cell office:value-type="string">
            <text:p>Agnes Elisabet</text:p>
          </table:table-cell>
          <table:table-cell office:value-type="date" office:date-value="1999-04-28">
            <text:p>28.04.1999</text:p>
          </table:table-cell>
          <table:table-cell office:value-type="string">
            <text:p>Sørlivegen 31</text:p>
          </table:table-cell>
          <table:table-cell office:value-type="string">
            <text:p>Klevmark</text:p>
          </table:table-cell>
          <table:table-cell office:value-type="string">
            <text:p>Henning</text:p>
          </table:table-cell>
          <table:table-cell office:value-type="float" office:value="95243122">
            <text:p>95243122</text:p>
          </table:table-cell>
          <table:table-cell table:number-columns-repeated="2"/>
          <table:table-cell office:value-type="string">
            <text:p>vestbygda@hotmail.com</text:p>
          </table:table-cell>
          <table:table-cell office:value-type="string">
            <text:p>Klevmark</text:p>
          </table:table-cell>
          <table:table-cell office:value-type="string">
            <text:p>Johanna Elisabet Demker</text:p>
          </table:table-cell>
          <table:table-cell office:value-type="float" office:value="92445448">
            <text:p>92445448</text:p>
          </table:table-cell>
          <table:table-cell table:number-columns-repeated="2"/>
          <table:table-cell office:value-type="string">
            <text:p>jodekle@gmail.com</text:p>
          </table:table-cell>
          <table:table-cell table:number-columns-repeated="1008"/>
        </table:table-row>
        <table:table-row table:style-name="ro1">
          <table:table-cell office:value-type="string">
            <text:p>Myrås</text:p>
          </table:table-cell>
          <table:table-cell office:value-type="string">
            <text:p>Sindre</text:p>
          </table:table-cell>
          <table:table-cell office:value-type="date" office:date-value="1999-05-05">
            <text:p>05.05.1999</text:p>
          </table:table-cell>
          <table:table-cell office:value-type="string">
            <text:p>Furumohaugen 2</text:p>
          </table:table-cell>
          <table:table-cell office:value-type="string">
            <text:p>Myrås</text:p>
          </table:table-cell>
          <table:table-cell office:value-type="string">
            <text:p>Knut Håvard</text:p>
          </table:table-cell>
          <table:table-cell table:number-columns-repeated="3"/>
          <table:table-cell office:value-type="string">
            <text:p>knut.myras@hotmail.com</text:p>
          </table:table-cell>
          <table:table-cell office:value-type="string">
            <text:p>Askilsrud</text:p>
          </table:table-cell>
          <table:table-cell office:value-type="string">
            <text:p>Siw Inger</text:p>
          </table:table-cell>
          <table:table-cell office:value-type="float" office:value="48270650">
            <text:p>48270650</text:p>
          </table:table-cell>
          <table:table-cell table:number-columns-repeated="2"/>
          <table:table-cell office:value-type="string">
            <text:p>siwinger72@hotmail.com</text:p>
          </table:table-cell>
          <table:table-cell table:number-columns-repeated="1008"/>
        </table:table-row>
        <table:table-row table:style-name="ro1">
          <table:table-cell office:value-type="string">
            <text:p>Nilssen</text:p>
          </table:table-cell>
          <table:table-cell office:value-type="string">
            <text:p>Tor Ove</text:p>
          </table:table-cell>
          <table:table-cell office:value-type="date" office:date-value="1999-12-08">
            <text:p>08.12.1999</text:p>
          </table:table-cell>
          <table:table-cell office:value-type="string">
            <text:p>Bjørkealleen 4</text:p>
          </table:table-cell>
          <table:table-cell office:value-type="string">
            <text:p>Nilssen</text:p>
          </table:table-cell>
          <table:table-cell office:value-type="string">
            <text:p>Frank Ove</text:p>
          </table:table-cell>
          <table:table-cell office:value-type="float" office:value="98220285">
            <text:p>98220285</text:p>
          </table:table-cell>
          <table:table-cell table:number-columns-repeated="2"/>
          <table:table-cell office:value-type="string">
            <text:p>franko@sdv.no</text:p>
          </table:table-cell>
          <table:table-cell office:value-type="string">
            <text:p>Nilssen</text:p>
          </table:table-cell>
          <table:table-cell office:value-type="string">
            <text:p>Tone</text:p>
          </table:table-cell>
          <table:table-cell office:value-type="float" office:value="99742308">
            <text:p>99742308</text:p>
          </table:table-cell>
          <table:table-cell table:number-columns-repeated="2"/>
          <table:table-cell office:value-type="string">
            <text:p>fovnils@hotmail.com</text:p>
          </table:table-cell>
          <table:table-cell table:number-columns-repeated="1008"/>
        </table:table-row>
        <table:table-row table:style-name="ro1">
          <table:table-cell office:value-type="string">
            <text:p>Olderskog</text:p>
          </table:table-cell>
          <table:table-cell office:value-type="string">
            <text:p>Martin René</text:p>
          </table:table-cell>
          <table:table-cell office:value-type="date" office:date-value="1999-08-08">
            <text:p>08.08.1999</text:p>
          </table:table-cell>
          <table:table-cell office:value-type="string">
            <text:p>Blåbæråsen 2</text:p>
          </table:table-cell>
          <table:table-cell office:value-type="string">
            <text:p>Olderskog</text:p>
          </table:table-cell>
          <table:table-cell office:value-type="string">
            <text:p>Bob Are</text:p>
          </table:table-cell>
          <table:table-cell office:value-type="float" office:value="92022755">
            <text:p>92022755</text:p>
          </table:table-cell>
          <table:table-cell table:number-columns-repeated="3"/>
          <table:table-cell office:value-type="string">
            <text:p>Olderskog</text:p>
          </table:table-cell>
          <table:table-cell office:value-type="string">
            <text:p>Inger Merete Andreassen</text:p>
          </table:table-cell>
          <table:table-cell office:value-type="float" office:value="47265039">
            <text:p>47265039</text:p>
          </table:table-cell>
          <table:table-cell office:value-type="float" office:value="61323077">
            <text:p>61323077</text:p>
          </table:table-cell>
          <table:table-cell/>
          <table:table-cell office:value-type="string">
            <text:p>iolderskog@icloud.com</text:p>
          </table:table-cell>
          <table:table-cell table:number-columns-repeated="1008"/>
        </table:table-row>
        <table:table-row table:style-name="ro1">
          <table:table-cell office:value-type="string">
            <text:p>Ramsrud</text:p>
          </table:table-cell>
          <table:table-cell office:value-type="string">
            <text:p>Marthe Engskar</text:p>
          </table:table-cell>
          <table:table-cell office:value-type="date" office:date-value="1999-12-02">
            <text:p>02.12.1999</text:p>
          </table:table-cell>
          <table:table-cell office:value-type="string">
            <text:p>Sørlivegen 2</text:p>
          </table:table-cell>
          <table:table-cell office:value-type="string">
            <text:p>Ramsrud</text:p>
          </table:table-cell>
          <table:table-cell office:value-type="string">
            <text:p>Tom</text:p>
          </table:table-cell>
          <table:table-cell office:value-type="float" office:value="92014744">
            <text:p>92014744</text:p>
          </table:table-cell>
          <table:table-cell office:value-type="float" office:value="23152231">
            <text:p>23152231</text:p>
          </table:table-cell>
          <table:table-cell/>
          <table:table-cell office:value-type="string">
            <text:p>trams@online.no</text:p>
          </table:table-cell>
          <table:table-cell office:value-type="string">
            <text:p>Engskar</text:p>
          </table:table-cell>
          <table:table-cell office:value-type="string">
            <text:p>Eva Therese</text:p>
          </table:table-cell>
          <table:table-cell office:value-type="float" office:value="41192890">
            <text:p>41192890</text:p>
          </table:table-cell>
          <table:table-cell office:value-type="float" office:value="61324436">
            <text:p>61324436</text:p>
          </table:table-cell>
          <table:table-cell/>
          <table:table-cell office:value-type="string">
            <text:p>eva.engskar@lunner.kommune.no</text:p>
          </table:table-cell>
          <table:table-cell table:number-columns-repeated="1008"/>
        </table:table-row>
        <table:table-row table:style-name="ro1">
          <table:table-cell office:value-type="string">
            <text:p>Schiong</text:p>
          </table:table-cell>
          <table:table-cell office:value-type="string">
            <text:p>Nicolai Martins</text:p>
          </table:table-cell>
          <table:table-cell office:value-type="date" office:date-value="1999-12-23">
            <text:p>23.12.1999</text:p>
          </table:table-cell>
          <table:table-cell office:value-type="string">
            <text:p>Myllavegen 54</text:p>
          </table:table-cell>
          <table:table-cell office:value-type="string">
            <text:p>Schiong</text:p>
          </table:table-cell>
          <table:table-cell office:value-type="string">
            <text:p>Mona Synnøve Martins</text:p>
          </table:table-cell>
          <table:table-cell office:value-type="float" office:value="92287963">
            <text:p>92287963</text:p>
          </table:table-cell>
          <table:table-cell table:number-columns-repeated="3"/>
          <table:table-cell office:value-type="string">
            <text:p>Schiong</text:p>
          </table:table-cell>
          <table:table-cell office:value-type="string">
            <text:p>Håkon Ørnulf</text:p>
          </table:table-cell>
          <table:table-cell office:value-type="float" office:value="98859999">
            <text:p>98859999</text:p>
          </table:table-cell>
          <table:table-cell office:value-type="float" office:value="61323800">
            <text:p>61323800</text:p>
          </table:table-cell>
          <table:table-cell office:value-type="float" office:value="61325003">
            <text:p>61325003</text:p>
          </table:table-cell>
          <table:table-cell office:value-type="string">
            <text:p>schiong@schiong.no</text:p>
          </table:table-cell>
          <table:table-cell table:number-columns-repeated="1008"/>
        </table:table-row>
        <table:table-row table:style-name="ro1">
          <table:table-cell office:value-type="string">
            <text:p>Speikland</text:p>
          </table:table-cell>
          <table:table-cell office:value-type="string">
            <text:p>Edvard</text:p>
          </table:table-cell>
          <table:table-cell office:value-type="date" office:date-value="1999-09-01">
            <text:p>01.09.1999</text:p>
          </table:table-cell>
          <table:table-cell office:value-type="string">
            <text:p>Furustubben 16</text:p>
          </table:table-cell>
          <table:table-cell office:value-type="string">
            <text:p>Speikland</text:p>
          </table:table-cell>
          <table:table-cell office:value-type="string">
            <text:p>Gøran</text:p>
          </table:table-cell>
          <table:table-cell office:value-type="float" office:value="45601146">
            <text:p>45601146</text:p>
          </table:table-cell>
          <table:table-cell/>
          <table:table-cell office:value-type="float" office:value="61322361">
            <text:p>61322361</text:p>
          </table:table-cell>
          <table:table-cell office:value-type="string">
            <text:p>goran.speikland@hebb.no</text:p>
          </table:table-cell>
          <table:table-cell office:value-type="string">
            <text:p>Speikland</text:p>
          </table:table-cell>
          <table:table-cell office:value-type="string">
            <text:p>Synnøve</text:p>
          </table:table-cell>
          <table:table-cell office:value-type="float" office:value="99503203">
            <text:p>99503203</text:p>
          </table:table-cell>
          <table:table-cell office:value-type="float" office:value="46989376">
            <text:p>46989376</text:p>
          </table:table-cell>
          <table:table-cell office:value-type="float" office:value="61322361">
            <text:p>61322361</text:p>
          </table:table-cell>
          <table:table-cell office:value-type="string">
            <text:p>synnove.speikland@hebb.no</text:p>
          </table:table-cell>
          <table:table-cell table:number-columns-repeated="1008"/>
        </table:table-row>
        <table:table-row table:style-name="ro1">
          <table:table-cell office:value-type="string">
            <text:p>Tjernslien</text:p>
          </table:table-cell>
          <table:table-cell office:value-type="string">
            <text:p>Jørgen</text:p>
          </table:table-cell>
          <table:table-cell office:value-type="date" office:date-value="1999-06-03">
            <text:p>03.06.1999</text:p>
          </table:table-cell>
          <table:table-cell office:value-type="string">
            <text:p>Sagvegen 26</text:p>
          </table:table-cell>
          <table:table-cell office:value-type="string">
            <text:p>Tjernslien</text:p>
          </table:table-cell>
          <table:table-cell office:value-type="string">
            <text:p>Runar</text:p>
          </table:table-cell>
          <table:table-cell office:value-type="float" office:value="90547827">
            <text:p>90547827</text:p>
          </table:table-cell>
          <table:table-cell office:value-type="float" office:value="22247888">
            <text:p>22247888</text:p>
          </table:table-cell>
          <table:table-cell office:value-type="float" office:value="61325026">
            <text:p>61325026</text:p>
          </table:table-cell>
          <table:table-cell office:value-type="string">
            <text:p>rutj@kud.dep.no</text:p>
          </table:table-cell>
          <table:table-cell office:value-type="string">
            <text:p>Lund</text:p>
          </table:table-cell>
          <table:table-cell office:value-type="string">
            <text:p>Mari</text:p>
          </table:table-cell>
          <table:table-cell office:value-type="float" office:value="41251398">
            <text:p>41251398</text:p>
          </table:table-cell>
          <table:table-cell office:value-type="float" office:value="67057000">
            <text:p>67057000</text:p>
          </table:table-cell>
          <table:table-cell office:value-type="float" office:value="61323430">
            <text:p>61323430</text:p>
          </table:table-cell>
          <table:table-cell office:value-type="string">
            <text:p>malu2009@live.no</text:p>
          </table:table-cell>
          <table:table-cell table:number-columns-repeated="1008"/>
        </table:table-row>
      </table:table>
      <table:table table:name="3A" table:style-name="ta3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021" table:default-cell-style-name="Default"/>
        <table:table-row table:style-name="ro1">
          <table:table-cell office:value-type="string">
            <text:p>Etternavn</text:p>
          </table:table-cell>
          <table:table-cell office:value-type="string">
            <text:p>Fornavn</text:p>
          </table:table-cell>
          <table:table-cell table:style-name="Default" office:value-type="string">
            <text:p>Fødselsdato</text:p>
          </table:table-cell>
          <table:table-cell office:value-type="string">
            <text:p>Adresse</text:p>
          </table:table-cell>
          <table:table-cell office:value-type="string">
            <text:p>Etternavn hovedforesatt</text:p>
          </table:table-cell>
          <table:table-cell office:value-type="string">
            <text:p>Fornavn hovedforesatt</text:p>
          </table:table-cell>
          <table:table-cell office:value-type="string">
            <text:p>Telefon mobil hovedforesatt</text:p>
          </table:table-cell>
          <table:table-cell office:value-type="string">
            <text:p>Telefon arbeid hovedforesatt</text:p>
          </table:table-cell>
          <table:table-cell office:value-type="string">
            <text:p>Telefon hjem hovedforesatt</text:p>
          </table:table-cell>
          <table:table-cell office:value-type="string">
            <text:p>E-post hovedforesatt</text:p>
          </table:table-cell>
          <table:table-cell office:value-type="string">
            <text:p>Etternavn sekundær foresatt</text:p>
          </table:table-cell>
          <table:table-cell office:value-type="string">
            <text:p>Fornavn sekundær foresatt</text:p>
          </table:table-cell>
          <table:table-cell office:value-type="string">
            <text:p>Telefon mobil sekundær foresatt</text:p>
          </table:table-cell>
          <table:table-cell office:value-type="string">
            <text:p>Telefon arbeid sekundær foresatt</text:p>
          </table:table-cell>
          <table:table-cell office:value-type="string">
            <text:p>Telefon hjem sekundær foresatt</text:p>
          </table:table-cell>
          <table:table-cell office:value-type="string">
            <text:p>E-post sekundær foresatt</text:p>
          </table:table-cell>
          <table:table-cell table:number-columns-repeated="1008"/>
        </table:table-row>
        <table:table-row table:style-name="ro1">
          <table:table-cell office:value-type="string">
            <text:p>Arnkvaern</text:p>
          </table:table-cell>
          <table:table-cell office:value-type="string">
            <text:p>Polly Beata Sahlin</text:p>
          </table:table-cell>
          <table:table-cell office:value-type="date" office:date-value="2006-11-11">
            <text:p>11.11.2006</text:p>
          </table:table-cell>
          <table:table-cell office:value-type="string">
            <text:p>Karimoen 27</text:p>
          </table:table-cell>
          <table:table-cell office:value-type="string">
            <text:p>Sahlin</text:p>
          </table:table-cell>
          <table:table-cell office:value-type="string">
            <text:p>Charlotte</text:p>
          </table:table-cell>
          <table:table-cell office:value-type="float" office:value="98138197">
            <text:p>98138197</text:p>
          </table:table-cell>
          <table:table-cell/>
          <table:table-cell office:value-type="float" office:value="41220568">
            <text:p>41220568</text:p>
          </table:table-cell>
          <table:table-cell office:value-type="string">
            <text:p>charlotte.sahlin@yahoo.no</text:p>
          </table:table-cell>
          <table:table-cell office:value-type="string">
            <text:p>Arnkværn</text:p>
          </table:table-cell>
          <table:table-cell office:value-type="string">
            <text:p>Ulvar</text:p>
          </table:table-cell>
          <table:table-cell office:value-type="float" office:value="41220568">
            <text:p>41220568</text:p>
          </table:table-cell>
          <table:table-cell/>
          <table:table-cell office:value-type="float" office:value="41220568">
            <text:p>41220568</text:p>
          </table:table-cell>
          <table:table-cell office:value-type="string">
            <text:p>ulvar.arnkvarn@greenpeace.org</text:p>
          </table:table-cell>
          <table:table-cell table:number-columns-repeated="1008"/>
        </table:table-row>
        <table:table-row table:style-name="ro1">
          <table:table-cell office:value-type="string">
            <text:p>Bredesen</text:p>
          </table:table-cell>
          <table:table-cell office:value-type="string">
            <text:p>Julie Martine</text:p>
          </table:table-cell>
          <table:table-cell office:value-type="date" office:date-value="2006-02-08">
            <text:p>08.02.2006</text:p>
          </table:table-cell>
          <table:table-cell office:value-type="string">
            <text:p>Furumohaugen 7</text:p>
          </table:table-cell>
          <table:table-cell office:value-type="string">
            <text:p>Bredesen</text:p>
          </table:table-cell>
          <table:table-cell office:value-type="string">
            <text:p>Petter Ottosen</text:p>
          </table:table-cell>
          <table:table-cell office:value-type="float" office:value="91346411">
            <text:p>91346411</text:p>
          </table:table-cell>
          <table:table-cell table:number-columns-repeated="2"/>
          <table:table-cell office:value-type="string">
            <text:p>petterbre@gmail.com</text:p>
          </table:table-cell>
          <table:table-cell office:value-type="string">
            <text:p>Bredesen</text:p>
          </table:table-cell>
          <table:table-cell office:value-type="string">
            <text:p>Henriette Ottosen</text:p>
          </table:table-cell>
          <table:table-cell office:value-type="float" office:value="90106467">
            <text:p>90106467</text:p>
          </table:table-cell>
          <table:table-cell/>
          <table:table-cell office:value-type="float" office:value="61323255">
            <text:p>61323255</text:p>
          </table:table-cell>
          <table:table-cell office:value-type="string">
            <text:p>henriette.bredesen@gmail.com</text:p>
          </table:table-cell>
          <table:table-cell table:number-columns-repeated="1008"/>
        </table:table-row>
        <table:table-row table:style-name="ro1">
          <table:table-cell office:value-type="string">
            <text:p>Bredesen</text:p>
          </table:table-cell>
          <table:table-cell office:value-type="string">
            <text:p>Martin</text:p>
          </table:table-cell>
          <table:table-cell office:value-type="date" office:date-value="2006-02-08">
            <text:p>08.02.2006</text:p>
          </table:table-cell>
          <table:table-cell office:value-type="string">
            <text:p>Furumohaugen 7</text:p>
          </table:table-cell>
          <table:table-cell office:value-type="string">
            <text:p>Bredesen</text:p>
          </table:table-cell>
          <table:table-cell office:value-type="string">
            <text:p>Petter Ottosen</text:p>
          </table:table-cell>
          <table:table-cell office:value-type="float" office:value="91346411">
            <text:p>91346411</text:p>
          </table:table-cell>
          <table:table-cell table:number-columns-repeated="2"/>
          <table:table-cell office:value-type="string">
            <text:p>petterbre@gmail.com</text:p>
          </table:table-cell>
          <table:table-cell office:value-type="string">
            <text:p>Bredesen</text:p>
          </table:table-cell>
          <table:table-cell office:value-type="string">
            <text:p>Henriette Ottosen</text:p>
          </table:table-cell>
          <table:table-cell office:value-type="float" office:value="90106467">
            <text:p>90106467</text:p>
          </table:table-cell>
          <table:table-cell/>
          <table:table-cell office:value-type="float" office:value="61323255">
            <text:p>61323255</text:p>
          </table:table-cell>
          <table:table-cell office:value-type="string">
            <text:p>henriette.bredesen@gmail.com</text:p>
          </table:table-cell>
          <table:table-cell table:number-columns-repeated="1008"/>
        </table:table-row>
        <table:table-row table:style-name="ro1">
          <table:table-cell office:value-type="string">
            <text:p>Bue</text:p>
          </table:table-cell>
          <table:table-cell office:value-type="string">
            <text:p>Simen</text:p>
          </table:table-cell>
          <table:table-cell office:value-type="date" office:date-value="2006-11-11">
            <text:p>11.11.2006</text:p>
          </table:table-cell>
          <table:table-cell office:value-type="string">
            <text:p>Stjernevegen 11</text:p>
          </table:table-cell>
          <table:table-cell office:value-type="string">
            <text:p>Johannessen</text:p>
          </table:table-cell>
          <table:table-cell office:value-type="string">
            <text:p>Bergfrid Halden</text:p>
          </table:table-cell>
          <table:table-cell office:value-type="float" office:value="99001712">
            <text:p>99001712</text:p>
          </table:table-cell>
          <table:table-cell table:number-columns-repeated="2"/>
          <table:table-cell office:value-type="string">
            <text:p>bergfrid@fortin.no</text:p>
          </table:table-cell>
          <table:table-cell office:value-type="string">
            <text:p>Bue</text:p>
          </table:table-cell>
          <table:table-cell office:value-type="string">
            <text:p>Erik</text:p>
          </table:table-cell>
          <table:table-cell office:value-type="float" office:value="41027327">
            <text:p>41027327</text:p>
          </table:table-cell>
          <table:table-cell table:number-columns-repeated="2"/>
          <table:table-cell office:value-type="string">
            <text:p>erik.bue@get.no</text:p>
          </table:table-cell>
          <table:table-cell table:number-columns-repeated="1008"/>
        </table:table-row>
        <table:table-row table:style-name="ro1">
          <table:table-cell office:value-type="string">
            <text:p>Dyrnes</text:p>
          </table:table-cell>
          <table:table-cell office:value-type="string">
            <text:p>Isak Buraas</text:p>
          </table:table-cell>
          <table:table-cell office:value-type="date" office:date-value="2006-03-16">
            <text:p>16.03.2006</text:p>
          </table:table-cell>
          <table:table-cell office:value-type="string">
            <text:p>Stjernevegen 30</text:p>
          </table:table-cell>
          <table:table-cell office:value-type="string">
            <text:p>Dyrnes</text:p>
          </table:table-cell>
          <table:table-cell office:value-type="string">
            <text:p>Gaute Eltvik</text:p>
          </table:table-cell>
          <table:table-cell office:value-type="float" office:value="92652004">
            <text:p>92652004</text:p>
          </table:table-cell>
          <table:table-cell table:number-columns-repeated="2"/>
          <table:table-cell office:value-type="string">
            <text:p>gauted@gmail.com</text:p>
          </table:table-cell>
          <table:table-cell office:value-type="string">
            <text:p>Dyrnes</text:p>
          </table:table-cell>
          <table:table-cell office:value-type="string">
            <text:p>Vibeke Buraas</text:p>
          </table:table-cell>
          <table:table-cell office:value-type="float" office:value="93447376">
            <text:p>93447376</text:p>
          </table:table-cell>
          <table:table-cell table:number-columns-repeated="2"/>
          <table:table-cell office:value-type="string">
            <text:p>vibeke.buraas.dyrnes@gran.kommune.no</text:p>
          </table:table-cell>
          <table:table-cell table:number-columns-repeated="1008"/>
        </table:table-row>
        <table:table-row table:style-name="ro1">
          <table:table-cell office:value-type="string">
            <text:p>Gundersen</text:p>
          </table:table-cell>
          <table:table-cell office:value-type="string">
            <text:p>Theodor Williamsen</text:p>
          </table:table-cell>
          <table:table-cell office:value-type="date" office:date-value="2006-10-27">
            <text:p>27.10.2006</text:p>
          </table:table-cell>
          <table:table-cell office:value-type="string">
            <text:p>Rognebærstien 7</text:p>
          </table:table-cell>
          <table:table-cell office:value-type="string">
            <text:p>Williamsen</text:p>
          </table:table-cell>
          <table:table-cell office:value-type="string">
            <text:p>Hilde</text:p>
          </table:table-cell>
          <table:table-cell office:value-type="float" office:value="95751060">
            <text:p>95751060</text:p>
          </table:table-cell>
          <table:table-cell/>
          <table:table-cell office:value-type="float" office:value="61320845">
            <text:p>61320845</text:p>
          </table:table-cell>
          <table:table-cell office:value-type="string">
            <text:p>hilde.williamsen@tine.no</text:p>
          </table:table-cell>
          <table:table-cell office:value-type="string">
            <text:p>Gundersen</text:p>
          </table:table-cell>
          <table:table-cell office:value-type="string">
            <text:p>Terje</text:p>
          </table:table-cell>
          <table:table-cell office:value-type="float" office:value="41040101">
            <text:p>41040101</text:p>
          </table:table-cell>
          <table:table-cell/>
          <table:table-cell office:value-type="float" office:value="61323667">
            <text:p>61323667</text:p>
          </table:table-cell>
          <table:table-cell office:value-type="string">
            <text:p>terje@dinpersonalsjef.no</text:p>
          </table:table-cell>
          <table:table-cell table:number-columns-repeated="1008"/>
        </table:table-row>
        <table:table-row table:style-name="ro1">
          <table:table-cell office:value-type="string">
            <text:p>Hagen</text:p>
          </table:table-cell>
          <table:table-cell office:value-type="string">
            <text:p>Oliver Amundsen</text:p>
          </table:table-cell>
          <table:table-cell office:value-type="date" office:date-value="2006-07-02">
            <text:p>02.07.2006</text:p>
          </table:table-cell>
          <table:table-cell office:value-type="string">
            <text:p>Observatorievegen 4 A</text:p>
          </table:table-cell>
          <table:table-cell office:value-type="string">
            <text:p>Hagen</text:p>
          </table:table-cell>
          <table:table-cell office:value-type="string">
            <text:p>Andreas</text:p>
          </table:table-cell>
          <table:table-cell office:value-type="float" office:value="91721105">
            <text:p>91721105</text:p>
          </table:table-cell>
          <table:table-cell table:number-columns-repeated="2"/>
          <table:table-cell office:value-type="string">
            <text:p>hagen19782000@hotmail.com</text:p>
          </table:table-cell>
          <table:table-cell office:value-type="string">
            <text:p>Amundsen</text:p>
          </table:table-cell>
          <table:table-cell office:value-type="string">
            <text:p>May-Therese</text:p>
          </table:table-cell>
          <table:table-cell office:value-type="float" office:value="45298859">
            <text:p>45298859</text:p>
          </table:table-cell>
          <table:table-cell office:value-type="float" office:value="45224156">
            <text:p>45224156</text:p>
          </table:table-cell>
          <table:table-cell/>
          <table:table-cell office:value-type="string">
            <text:p>mtamundsen@hotmail.com</text:p>
          </table:table-cell>
          <table:table-cell table:number-columns-repeated="1008"/>
        </table:table-row>
        <table:table-row table:style-name="ro1">
          <table:table-cell office:value-type="string">
            <text:p>Hallingfoss</text:p>
          </table:table-cell>
          <table:table-cell office:value-type="string">
            <text:p>Amalie</text:p>
          </table:table-cell>
          <table:table-cell office:value-type="date" office:date-value="2006-09-18">
            <text:p>18.09.2006</text:p>
          </table:table-cell>
          <table:table-cell office:value-type="string">
            <text:p>Strykenenga 118</text:p>
          </table:table-cell>
          <table:table-cell office:value-type="string">
            <text:p>Hallingfoss</text:p>
          </table:table-cell>
          <table:table-cell office:value-type="string">
            <text:p>Robert</text:p>
          </table:table-cell>
          <table:table-cell office:value-type="float" office:value="92219646">
            <text:p>92219646</text:p>
          </table:table-cell>
          <table:table-cell table:number-columns-repeated="2"/>
          <table:table-cell office:value-type="string">
            <text:p>robert.hallingfoss@rh-byggtech.no</text:p>
          </table:table-cell>
          <table:table-cell office:value-type="string">
            <text:p>Hallingrød</text:p>
          </table:table-cell>
          <table:table-cell office:value-type="string">
            <text:p>Mona</text:p>
          </table:table-cell>
          <table:table-cell office:value-type="float" office:value="91835444">
            <text:p>91835444</text:p>
          </table:table-cell>
          <table:table-cell table:number-columns-repeated="2"/>
          <table:table-cell office:value-type="string">
            <text:p>mona.hallingrod@gmail.com</text:p>
          </table:table-cell>
          <table:table-cell table:number-columns-repeated="1008"/>
        </table:table-row>
        <table:table-row table:style-name="ro1">
          <table:table-cell office:value-type="string">
            <text:p>Hansen</text:p>
          </table:table-cell>
          <table:table-cell office:value-type="string">
            <text:p>Mikkel Sørlie</text:p>
          </table:table-cell>
          <table:table-cell office:value-type="date" office:date-value="2006-10-27">
            <text:p>27.10.2006</text:p>
          </table:table-cell>
          <table:table-cell office:value-type="string">
            <text:p>Ormputtvegen 5</text:p>
          </table:table-cell>
          <table:table-cell office:value-type="string">
            <text:p>Sørlie</text:p>
          </table:table-cell>
          <table:table-cell office:value-type="string">
            <text:p>Marianne</text:p>
          </table:table-cell>
          <table:table-cell office:value-type="float" office:value="40234026">
            <text:p>40234026</text:p>
          </table:table-cell>
          <table:table-cell office:value-type="float" office:value="61324650">
            <text:p>61324650</text:p>
          </table:table-cell>
          <table:table-cell/>
          <table:table-cell office:value-type="string">
            <text:p>mas@hebb.no</text:p>
          </table:table-cell>
          <table:table-cell office:value-type="string">
            <text:p>Hansen</text:p>
          </table:table-cell>
          <table:table-cell office:value-type="string">
            <text:p>Roy</text:p>
          </table:table-cell>
          <table:table-cell office:value-type="float" office:value="99097959">
            <text:p>99097959</text:p>
          </table:table-cell>
          <table:table-cell office:value-type="float" office:value="61339500">
            <text:p>61339500</text:p>
          </table:table-cell>
          <table:table-cell/>
          <table:table-cell office:value-type="string">
            <text:p>royh@hapro.no</text:p>
          </table:table-cell>
          <table:table-cell table:number-columns-repeated="1008"/>
        </table:table-row>
        <table:table-row table:style-name="ro1">
          <table:table-cell office:value-type="string">
            <text:p>Harring</text:p>
          </table:table-cell>
          <table:table-cell office:value-type="string">
            <text:p>Mina</text:p>
          </table:table-cell>
          <table:table-cell office:value-type="date" office:date-value="2006-05-30">
            <text:p>30.05.2006</text:p>
          </table:table-cell>
          <table:table-cell office:value-type="string">
            <text:p>Regnbuevegen 18</text:p>
          </table:table-cell>
          <table:table-cell office:value-type="string">
            <text:p>Harring</text:p>
          </table:table-cell>
          <table:table-cell office:value-type="string">
            <text:p>Karianne</text:p>
          </table:table-cell>
          <table:table-cell office:value-type="float" office:value="93263030">
            <text:p>93263030</text:p>
          </table:table-cell>
          <table:table-cell table:number-columns-repeated="2"/>
          <table:table-cell office:value-type="string">
            <text:p>karianneharring@gmail.com</text:p>
          </table:table-cell>
          <table:table-cell office:value-type="string">
            <text:p>Groff</text:p>
          </table:table-cell>
          <table:table-cell office:value-type="string">
            <text:p>Jan Henning</text:p>
          </table:table-cell>
          <table:table-cell table:number-columns-repeated="1012"/>
        </table:table-row>
        <table:table-row table:style-name="ro1">
          <table:table-cell office:value-type="string">
            <text:p>Kløve</text:p>
          </table:table-cell>
          <table:table-cell office:value-type="string">
            <text:p>Johannes</text:p>
          </table:table-cell>
          <table:table-cell office:value-type="date" office:date-value="2006-10-06">
            <text:p>06.10.2006</text:p>
          </table:table-cell>
          <table:table-cell office:value-type="string">
            <text:p>Moreneveien 41</text:p>
          </table:table-cell>
          <table:table-cell office:value-type="string">
            <text:p>Kløve</text:p>
          </table:table-cell>
          <table:table-cell office:value-type="string">
            <text:p>Kjetil</text:p>
          </table:table-cell>
          <table:table-cell office:value-type="float" office:value="97568636">
            <text:p>97568636</text:p>
          </table:table-cell>
          <table:table-cell office:value-type="float" office:value="23049779">
            <text:p>23049779</text:p>
          </table:table-cell>
          <table:table-cell/>
          <table:table-cell office:value-type="string">
            <text:p>kjetil.klove@nrk.no</text:p>
          </table:table-cell>
          <table:table-cell office:value-type="string">
            <text:p>Kløve</text:p>
          </table:table-cell>
          <table:table-cell office:value-type="string">
            <text:p>Ingunn Vesterås</text:p>
          </table:table-cell>
          <table:table-cell office:value-type="float" office:value="92219159">
            <text:p>92219159</text:p>
          </table:table-cell>
          <table:table-cell table:number-columns-repeated="2"/>
          <table:table-cell office:value-type="string">
            <text:p>ingunn.klove@gmail.com</text:p>
          </table:table-cell>
          <table:table-cell table:number-columns-repeated="1008"/>
        </table:table-row>
        <table:table-row table:style-name="ro1">
          <table:table-cell office:value-type="string">
            <text:p>Marka</text:p>
          </table:table-cell>
          <table:table-cell office:value-type="string">
            <text:p>Mina Amalie Sletta</text:p>
          </table:table-cell>
          <table:table-cell office:value-type="date" office:date-value="2006-02-08">
            <text:p>08.02.2006</text:p>
          </table:table-cell>
          <table:table-cell office:value-type="string">
            <text:p>Observatorievegen 11</text:p>
          </table:table-cell>
          <table:table-cell office:value-type="string">
            <text:p>Olsen</text:p>
          </table:table-cell>
          <table:table-cell office:value-type="string">
            <text:p>Jan Børre Sletta</text:p>
          </table:table-cell>
          <table:table-cell table:number-columns-repeated="2" office:value-type="float" office:value="47465703">
            <text:p>47465703</text:p>
          </table:table-cell>
          <table:table-cell/>
          <table:table-cell office:value-type="string">
            <text:p>janbso21@hotmail.com</text:p>
          </table:table-cell>
          <table:table-cell office:value-type="string">
            <text:p>Marka</text:p>
          </table:table-cell>
          <table:table-cell office:value-type="string">
            <text:p>Kine Marie</text:p>
          </table:table-cell>
          <table:table-cell office:value-type="float" office:value="48034008">
            <text:p>48034008</text:p>
          </table:table-cell>
          <table:table-cell office:value-type="float" office:value="67066950">
            <text:p>67066950</text:p>
          </table:table-cell>
          <table:table-cell/>
          <table:table-cell office:value-type="string">
            <text:p>kinemarie22@hotmail.com</text:p>
          </table:table-cell>
          <table:table-cell table:number-columns-repeated="1008"/>
        </table:table-row>
        <table:table-row table:style-name="ro1">
          <table:table-cell office:value-type="string">
            <text:p>Natvik</text:p>
          </table:table-cell>
          <table:table-cell office:value-type="string">
            <text:p>Mia Svendsbråten</text:p>
          </table:table-cell>
          <table:table-cell office:value-type="date" office:date-value="2006-06-14">
            <text:p>14.06.2006</text:p>
          </table:table-cell>
          <table:table-cell office:value-type="string">
            <text:p>Tangenvegen 2</text:p>
          </table:table-cell>
          <table:table-cell office:value-type="string">
            <text:p>Natvik</text:p>
          </table:table-cell>
          <table:table-cell office:value-type="string">
            <text:p>Jon</text:p>
          </table:table-cell>
          <table:table-cell office:value-type="float" office:value="92215967">
            <text:p>92215967</text:p>
          </table:table-cell>
          <table:table-cell/>
          <table:table-cell office:value-type="float" office:value="92215967">
            <text:p>92215967</text:p>
          </table:table-cell>
          <table:table-cell office:value-type="string">
            <text:p>jon.natvik@student.jus.uio.no</text:p>
          </table:table-cell>
          <table:table-cell office:value-type="string">
            <text:p>Svendsbråten</text:p>
          </table:table-cell>
          <table:table-cell office:value-type="string">
            <text:p>Toril</text:p>
          </table:table-cell>
          <table:table-cell office:value-type="float" office:value="93229408">
            <text:p>93229408</text:p>
          </table:table-cell>
          <table:table-cell table:number-columns-repeated="2"/>
          <table:table-cell office:value-type="string">
            <text:p>t.svendsbraaten@gmail.com</text:p>
          </table:table-cell>
          <table:table-cell table:number-columns-repeated="1008"/>
        </table:table-row>
        <table:table-row table:style-name="ro1">
          <table:table-cell office:value-type="string">
            <text:p>Næss</text:p>
          </table:table-cell>
          <table:table-cell office:value-type="string">
            <text:p>Theodor Bjerke</text:p>
          </table:table-cell>
          <table:table-cell office:value-type="date" office:date-value="2006-04-29">
            <text:p>29.04.2006</text:p>
          </table:table-cell>
          <table:table-cell office:value-type="string">
            <text:p>Røsslyngen 15</text:p>
          </table:table-cell>
          <table:table-cell office:value-type="string">
            <text:p>Bjerke</text:p>
          </table:table-cell>
          <table:table-cell office:value-type="string">
            <text:p>Yvonne Cecilie Bridget</text:p>
          </table:table-cell>
          <table:table-cell office:value-type="float" office:value="98238453">
            <text:p>98238453</text:p>
          </table:table-cell>
          <table:table-cell office:value-type="float" office:value="81522999">
            <text:p>81522999</text:p>
          </table:table-cell>
          <table:table-cell/>
          <table:table-cell office:value-type="string">
            <text:p>ybjerke@gmail.com</text:p>
          </table:table-cell>
          <table:table-cell office:value-type="string">
            <text:p>Næss</text:p>
          </table:table-cell>
          <table:table-cell office:value-type="string">
            <text:p>Gunnar</text:p>
          </table:table-cell>
          <table:table-cell office:value-type="float" office:value="91519054">
            <text:p>91519054</text:p>
          </table:table-cell>
          <table:table-cell office:value-type="float" office:value="23185729">
            <text:p>23185729</text:p>
          </table:table-cell>
          <table:table-cell/>
          <table:table-cell office:value-type="string">
            <text:p>gunnar.naess@ge.com</text:p>
          </table:table-cell>
          <table:table-cell table:number-columns-repeated="1008"/>
        </table:table-row>
        <table:table-row table:style-name="ro1">
          <table:table-cell office:value-type="string">
            <text:p>Reinfjord</text:p>
          </table:table-cell>
          <table:table-cell office:value-type="string">
            <text:p>Tiril Fjeldsgaard</text:p>
          </table:table-cell>
          <table:table-cell office:value-type="date" office:date-value="2006-05-10">
            <text:p>10.05.2006</text:p>
          </table:table-cell>
          <table:table-cell office:value-type="string">
            <text:p>Regnbuevegen 12</text:p>
          </table:table-cell>
          <table:table-cell office:value-type="string">
            <text:p>Reinfjord</text:p>
          </table:table-cell>
          <table:table-cell office:value-type="string">
            <text:p>Thomas</text:p>
          </table:table-cell>
          <table:table-cell office:value-type="float" office:value="97990260">
            <text:p>97990260</text:p>
          </table:table-cell>
          <table:table-cell table:number-columns-repeated="2"/>
          <table:table-cell office:value-type="string">
            <text:p>thomas.reinfjord@lovenskiold.no</text:p>
          </table:table-cell>
          <table:table-cell office:value-type="string">
            <text:p>Fjeldsgaard</text:p>
          </table:table-cell>
          <table:table-cell office:value-type="string">
            <text:p>Karin</text:p>
          </table:table-cell>
          <table:table-cell office:value-type="float" office:value="40645030">
            <text:p>40645030</text:p>
          </table:table-cell>
          <table:table-cell table:number-columns-repeated="2"/>
          <table:table-cell office:value-type="string">
            <text:p>karin-fjeldsgaard@hotmail.com</text:p>
          </table:table-cell>
          <table:table-cell table:number-columns-repeated="1008"/>
        </table:table-row>
        <table:table-row table:style-name="ro1">
          <table:table-cell office:value-type="string">
            <text:p>Svendsen</text:p>
          </table:table-cell>
          <table:table-cell office:value-type="string">
            <text:p>Kristine Johnsrud</text:p>
          </table:table-cell>
          <table:table-cell office:value-type="date" office:date-value="2006-09-25">
            <text:p>25.09.2006</text:p>
          </table:table-cell>
          <table:table-cell office:value-type="string">
            <text:p>Steinbrøttet 3</text:p>
          </table:table-cell>
          <table:table-cell office:value-type="string">
            <text:p>Johnsrud</text:p>
          </table:table-cell>
          <table:table-cell office:value-type="string">
            <text:p>Toril</text:p>
          </table:table-cell>
          <table:table-cell office:value-type="float" office:value="99397586">
            <text:p>99397586</text:p>
          </table:table-cell>
          <table:table-cell/>
          <table:table-cell office:value-type="float" office:value="61319007">
            <text:p>61319007</text:p>
          </table:table-cell>
          <table:table-cell office:value-type="string">
            <text:p>tojo@lunner.kommune.no</text:p>
          </table:table-cell>
          <table:table-cell office:value-type="string">
            <text:p>Svendsen</text:p>
          </table:table-cell>
          <table:table-cell office:value-type="string">
            <text:p>Rune</text:p>
          </table:table-cell>
          <table:table-cell office:value-type="float" office:value="95106720">
            <text:p>95106720</text:p>
          </table:table-cell>
          <table:table-cell table:number-columns-repeated="2"/>
          <table:table-cell office:value-type="string">
            <text:p>elgemannen67@gmail.com</text:p>
          </table:table-cell>
          <table:table-cell table:number-columns-repeated="1008"/>
        </table:table-row>
        <table:table-row table:style-name="ro1">
          <table:table-cell office:value-type="string">
            <text:p>Sørensen</text:p>
          </table:table-cell>
          <table:table-cell office:value-type="string">
            <text:p>Maja Weiberg</text:p>
          </table:table-cell>
          <table:table-cell office:value-type="date" office:date-value="2006-08-20">
            <text:p>20.08.2006</text:p>
          </table:table-cell>
          <table:table-cell office:value-type="string">
            <text:p>Hulderbakken 10</text:p>
          </table:table-cell>
          <table:table-cell office:value-type="string">
            <text:p>Sørensen</text:p>
          </table:table-cell>
          <table:table-cell office:value-type="string">
            <text:p>Pål Torsvik</text:p>
          </table:table-cell>
          <table:table-cell office:value-type="float" office:value="91128915">
            <text:p>91128915</text:p>
          </table:table-cell>
          <table:table-cell table:number-columns-repeated="2"/>
          <table:table-cell office:value-type="string">
            <text:p>paalsoerensen@hotmail.com</text:p>
          </table:table-cell>
          <table:table-cell office:value-type="string">
            <text:p>Weiberg</text:p>
          </table:table-cell>
          <table:table-cell office:value-type="string">
            <text:p>Siri Karoline</text:p>
          </table:table-cell>
          <table:table-cell office:value-type="float" office:value="95924938">
            <text:p>95924938</text:p>
          </table:table-cell>
          <table:table-cell table:number-columns-repeated="2"/>
          <table:table-cell office:value-type="string">
            <text:p>siriweiberg@gmail.com</text:p>
          </table:table-cell>
          <table:table-cell table:number-columns-repeated="1008"/>
        </table:table-row>
        <table:table-row table:style-name="ro1">
          <table:table-cell office:value-type="string">
            <text:p>Sørensen</text:p>
          </table:table-cell>
          <table:table-cell office:value-type="string">
            <text:p>Sondre Tobias</text:p>
          </table:table-cell>
          <table:table-cell office:value-type="date" office:date-value="2006-01-26">
            <text:p>26.01.2006</text:p>
          </table:table-cell>
          <table:table-cell office:value-type="string">
            <text:p>Brattfossen 10</text:p>
          </table:table-cell>
          <table:table-cell office:value-type="string">
            <text:p>Sørensen</text:p>
          </table:table-cell>
          <table:table-cell office:value-type="string">
            <text:p>Knut</text:p>
          </table:table-cell>
          <table:table-cell office:value-type="float" office:value="95066373">
            <text:p>95066373</text:p>
          </table:table-cell>
          <table:table-cell table:number-columns-repeated="2"/>
          <table:table-cell office:value-type="string">
            <text:p>knuts1960@hotmail.com</text:p>
          </table:table-cell>
          <table:table-cell office:value-type="string">
            <text:p>Sørensen</text:p>
          </table:table-cell>
          <table:table-cell office:value-type="string">
            <text:p>Ellen Stornes</text:p>
          </table:table-cell>
          <table:table-cell office:value-type="float" office:value="93893721">
            <text:p>93893721</text:p>
          </table:table-cell>
          <table:table-cell table:number-columns-repeated="2"/>
          <table:table-cell office:value-type="string">
            <text:p>ellensoer@gmail.com</text:p>
          </table:table-cell>
          <table:table-cell table:number-columns-repeated="1008"/>
        </table:table-row>
        <table:table-row table:style-name="ro1">
          <table:table-cell office:value-type="string">
            <text:p>Sørensen</text:p>
          </table:table-cell>
          <table:table-cell office:value-type="string">
            <text:p>Ronja Karoline Hansen</text:p>
          </table:table-cell>
          <table:table-cell office:value-type="date" office:date-value="2006-10-07">
            <text:p>07.10.2006</text:p>
          </table:table-cell>
          <table:table-cell office:value-type="string">
            <text:p>Observatorievegen 17</text:p>
          </table:table-cell>
          <table:table-cell office:value-type="string">
            <text:p>Hansen</text:p>
          </table:table-cell>
          <table:table-cell office:value-type="string">
            <text:p>Glenn Stian Brekstad</text:p>
          </table:table-cell>
          <table:table-cell office:value-type="float" office:value="40477863">
            <text:p>40477863</text:p>
          </table:table-cell>
          <table:table-cell table:number-columns-repeated="2"/>
          <table:table-cell office:value-type="string">
            <text:p>glenn71@live.no</text:p>
          </table:table-cell>
          <table:table-cell office:value-type="string">
            <text:p>Sørensen</text:p>
          </table:table-cell>
          <table:table-cell office:value-type="string">
            <text:p>Tine Benedikte</text:p>
          </table:table-cell>
          <table:table-cell office:value-type="float" office:value="92454440">
            <text:p>92454440</text:p>
          </table:table-cell>
          <table:table-cell table:number-columns-repeated="1011"/>
        </table:table-row>
        <table:table-row table:style-name="ro1">
          <table:table-cell office:value-type="string">
            <text:p>Vengsholt-Skiaker</text:p>
          </table:table-cell>
          <table:table-cell office:value-type="string">
            <text:p>Vilde Helen</text:p>
          </table:table-cell>
          <table:table-cell office:value-type="date" office:date-value="2006-06-03">
            <text:p>03.06.2006</text:p>
          </table:table-cell>
          <table:table-cell office:value-type="string">
            <text:p>Moreneveien 48</text:p>
          </table:table-cell>
          <table:table-cell office:value-type="string">
            <text:p>Vengsholt</text:p>
          </table:table-cell>
          <table:table-cell office:value-type="string">
            <text:p>Anne-Christin</text:p>
          </table:table-cell>
          <table:table-cell office:value-type="float" office:value="92039771">
            <text:p>92039771</text:p>
          </table:table-cell>
          <table:table-cell table:number-columns-repeated="2"/>
          <table:table-cell office:value-type="string">
            <text:p>anne@motorteknikk.no</text:p>
          </table:table-cell>
          <table:table-cell office:value-type="string">
            <text:p>Skiaker</text:p>
          </table:table-cell>
          <table:table-cell office:value-type="string">
            <text:p>Ola</text:p>
          </table:table-cell>
          <table:table-cell office:value-type="float" office:value="90200184">
            <text:p>90200184</text:p>
          </table:table-cell>
          <table:table-cell table:number-columns-repeated="1011"/>
        </table:table-row>
        <table:table-row table:style-name="ro1">
          <table:table-cell office:value-type="string">
            <text:p>Waal</text:p>
          </table:table-cell>
          <table:table-cell office:value-type="string">
            <text:p>Maja Zander</text:p>
          </table:table-cell>
          <table:table-cell office:value-type="date" office:date-value="2006-06-08">
            <text:p>08.06.2006</text:p>
          </table:table-cell>
          <table:table-cell office:value-type="string">
            <text:p>Elgtråkket 15</text:p>
          </table:table-cell>
          <table:table-cell office:value-type="string">
            <text:p>Karlsen</text:p>
          </table:table-cell>
          <table:table-cell office:value-type="string">
            <text:p>Nina Zander</text:p>
          </table:table-cell>
          <table:table-cell office:value-type="float" office:value="93872363">
            <text:p>93872363</text:p>
          </table:table-cell>
          <table:table-cell office:value-type="float" office:value="67071810">
            <text:p>67071810</text:p>
          </table:table-cell>
          <table:table-cell/>
          <table:table-cell office:value-type="string">
            <text:p>ninazkarlsen@gmail.com</text:p>
          </table:table-cell>
          <table:table-cell office:value-type="string">
            <text:p>Waal</text:p>
          </table:table-cell>
          <table:table-cell office:value-type="string">
            <text:p>Petter</text:p>
          </table:table-cell>
          <table:table-cell office:value-type="float" office:value="95762280">
            <text:p>95762280</text:p>
          </table:table-cell>
          <table:table-cell table:number-columns-repeated="2"/>
          <table:table-cell office:value-type="string">
            <text:p>petter.waal@gmail.com</text:p>
          </table:table-cell>
          <table:table-cell table:number-columns-repeated="1008"/>
        </table:table-row>
        <table:table-row table:style-name="ro1">
          <table:table-cell office:value-type="string">
            <text:p>Wirstad-Halvorsen</text:p>
          </table:table-cell>
          <table:table-cell office:value-type="string">
            <text:p>Johanne</text:p>
          </table:table-cell>
          <table:table-cell office:value-type="date" office:date-value="2006-01-11">
            <text:p>11.01.2006</text:p>
          </table:table-cell>
          <table:table-cell office:value-type="string">
            <text:p>Tyristubben 10</text:p>
          </table:table-cell>
          <table:table-cell office:value-type="string">
            <text:p>Halvorsen</text:p>
          </table:table-cell>
          <table:table-cell office:value-type="string">
            <text:p>John Arne</text:p>
          </table:table-cell>
          <table:table-cell office:value-type="float" office:value="91315252">
            <text:p>91315252</text:p>
          </table:table-cell>
          <table:table-cell/>
          <table:table-cell office:value-type="float" office:value="61322250">
            <text:p>61322250</text:p>
          </table:table-cell>
          <table:table-cell office:value-type="string">
            <text:p>jarn-hal@online.no</text:p>
          </table:table-cell>
          <table:table-cell office:value-type="string">
            <text:p>Wirstad</text:p>
          </table:table-cell>
          <table:table-cell office:value-type="string">
            <text:p>Helene</text:p>
          </table:table-cell>
          <table:table-cell office:value-type="float" office:value="92892579">
            <text:p>92892579</text:p>
          </table:table-cell>
          <table:table-cell office:value-type="float" office:value="67073973">
            <text:p>67073973</text:p>
          </table:table-cell>
          <table:table-cell office:value-type="float" office:value="61322250">
            <text:p>61322250</text:p>
          </table:table-cell>
          <table:table-cell office:value-type="string">
            <text:p>hele-wi@online.no</text:p>
          </table:table-cell>
          <table:table-cell table:number-columns-repeated="1008"/>
        </table:table-row>
        <table:table-row table:style-name="ro1">
          <table:table-cell office:value-type="string">
            <text:p>Zimmermann</text:p>
          </table:table-cell>
          <table:table-cell office:value-type="string">
            <text:p>Linn Anett</text:p>
          </table:table-cell>
          <table:table-cell office:value-type="date" office:date-value="2006-04-30">
            <text:p>30.04.2006</text:p>
          </table:table-cell>
          <table:table-cell office:value-type="string">
            <text:p>Observatorievegen 6</text:p>
          </table:table-cell>
          <table:table-cell office:value-type="string">
            <text:p>Zimmermann</text:p>
          </table:table-cell>
          <table:table-cell office:value-type="string">
            <text:p>Stein Arild</text:p>
          </table:table-cell>
          <table:table-cell office:value-type="float" office:value="47237083">
            <text:p>47237083</text:p>
          </table:table-cell>
          <table:table-cell table:number-columns-repeated="3"/>
          <table:table-cell office:value-type="string">
            <text:p>Zimmermann</text:p>
          </table:table-cell>
          <table:table-cell office:value-type="string">
            <text:p>Heidi Terese</text:p>
          </table:table-cell>
          <table:table-cell office:value-type="float" office:value="41462874">
            <text:p>41462874</text:p>
          </table:table-cell>
          <table:table-cell table:number-columns-repeated="2"/>
          <table:table-cell office:value-type="string">
            <text:p>teresekrokvik@hotmail.com</text:p>
          </table:table-cell>
          <table:table-cell table:number-columns-repeated="1008"/>
        </table:table-row>
      </table:table>
      <table:table table:name="1B" table:style-name="ta4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021" table:default-cell-style-name="Default"/>
        <table:table-row table:style-name="ro1">
          <table:table-cell office:value-type="string">
            <text:p>Etternavn</text:p>
          </table:table-cell>
          <table:table-cell office:value-type="string">
            <text:p>Fornavn</text:p>
          </table:table-cell>
          <table:table-cell table:style-name="Default" office:value-type="string">
            <text:p>Fødselsdato</text:p>
          </table:table-cell>
          <table:table-cell office:value-type="string">
            <text:p>Adresse</text:p>
          </table:table-cell>
          <table:table-cell office:value-type="string">
            <text:p>Etternavn hovedforesatt</text:p>
          </table:table-cell>
          <table:table-cell office:value-type="string">
            <text:p>Fornavn hovedforesatt</text:p>
          </table:table-cell>
          <table:table-cell office:value-type="string">
            <text:p>Telefon mobil hovedforesatt</text:p>
          </table:table-cell>
          <table:table-cell office:value-type="string">
            <text:p>Telefon arbeid hovedforesatt</text:p>
          </table:table-cell>
          <table:table-cell office:value-type="string">
            <text:p>Telefon hjem hovedforesatt</text:p>
          </table:table-cell>
          <table:table-cell office:value-type="string">
            <text:p>E-post hovedforesatt</text:p>
          </table:table-cell>
          <table:table-cell office:value-type="string">
            <text:p>Etternavn sekundær foresatt</text:p>
          </table:table-cell>
          <table:table-cell office:value-type="string">
            <text:p>Fornavn sekundær foresatt</text:p>
          </table:table-cell>
          <table:table-cell office:value-type="string">
            <text:p>Telefon mobil sekundær foresatt</text:p>
          </table:table-cell>
          <table:table-cell office:value-type="string">
            <text:p>Telefon arbeid sekundær foresatt</text:p>
          </table:table-cell>
          <table:table-cell office:value-type="string">
            <text:p>Telefon hjem sekundær foresatt</text:p>
          </table:table-cell>
          <table:table-cell office:value-type="string">
            <text:p>E-post sekundær foresatt</text:p>
          </table:table-cell>
          <table:table-cell table:number-columns-repeated="1008"/>
        </table:table-row>
        <table:table-row table:style-name="ro1">
          <table:table-cell office:value-type="string">
            <text:p>Driveklepp</text:p>
          </table:table-cell>
          <table:table-cell office:value-type="string">
            <text:p>Lukas Thomassen</text:p>
          </table:table-cell>
          <table:table-cell office:value-type="date" office:date-value="2008-02-25">
            <text:p>25.02.2008</text:p>
          </table:table-cell>
          <table:table-cell office:value-type="string">
            <text:p>Karimoen 33</text:p>
          </table:table-cell>
          <table:table-cell office:value-type="string">
            <text:p>Thomassen</text:p>
          </table:table-cell>
          <table:table-cell office:value-type="string">
            <text:p>Jonny</text:p>
          </table:table-cell>
          <table:table-cell office:value-type="float" office:value="90844279">
            <text:p>90844279</text:p>
          </table:table-cell>
          <table:table-cell table:number-columns-repeated="2"/>
          <table:table-cell office:value-type="string">
            <text:p>jonny.thomassen@hebb.no</text:p>
          </table:table-cell>
          <table:table-cell office:value-type="string">
            <text:p>Driveklepp</text:p>
          </table:table-cell>
          <table:table-cell office:value-type="string">
            <text:p>Katja Braaten</text:p>
          </table:table-cell>
          <table:table-cell office:value-type="float" office:value="40480471">
            <text:p>40480471</text:p>
          </table:table-cell>
          <table:table-cell table:number-columns-repeated="2"/>
          <table:table-cell office:value-type="string">
            <text:p>katja.driveklepp@telenor.com</text:p>
          </table:table-cell>
          <table:table-cell table:number-columns-repeated="1008"/>
        </table:table-row>
        <table:table-row table:style-name="ro1">
          <table:table-cell office:value-type="string">
            <text:p>Fjeld</text:p>
          </table:table-cell>
          <table:table-cell office:value-type="string">
            <text:p>Sturla Håkonsen</text:p>
          </table:table-cell>
          <table:table-cell office:value-type="date" office:date-value="2008-05-17">
            <text:p>17.05.2008</text:p>
          </table:table-cell>
          <table:table-cell office:value-type="string">
            <text:p>Løvstien 2</text:p>
          </table:table-cell>
          <table:table-cell office:value-type="string">
            <text:p>Fjeld</text:p>
          </table:table-cell>
          <table:table-cell office:value-type="string">
            <text:p>Bjørn</text:p>
          </table:table-cell>
          <table:table-cell office:value-type="float" office:value="99705029">
            <text:p>99705029</text:p>
          </table:table-cell>
          <table:table-cell table:number-columns-repeated="2"/>
          <table:table-cell office:value-type="string">
            <text:p>bfjeld@gmail.com</text:p>
          </table:table-cell>
          <table:table-cell office:value-type="string">
            <text:p>Håkonsen</text:p>
          </table:table-cell>
          <table:table-cell office:value-type="string">
            <text:p>Turid</text:p>
          </table:table-cell>
          <table:table-cell office:value-type="float" office:value="90843296">
            <text:p>90843296</text:p>
          </table:table-cell>
          <table:table-cell table:number-columns-repeated="2"/>
          <table:table-cell office:value-type="string">
            <text:p>thaakonsen@hotmail.com</text:p>
          </table:table-cell>
          <table:table-cell table:number-columns-repeated="1008"/>
        </table:table-row>
        <table:table-row table:style-name="ro1">
          <table:table-cell office:value-type="string">
            <text:p>Hallingfoss</text:p>
          </table:table-cell>
          <table:table-cell office:value-type="string">
            <text:p>Brage</text:p>
          </table:table-cell>
          <table:table-cell office:value-type="date" office:date-value="2008-03-28">
            <text:p>28.03.2008</text:p>
          </table:table-cell>
          <table:table-cell office:value-type="string">
            <text:p>Strykenenga 118</text:p>
          </table:table-cell>
          <table:table-cell office:value-type="string">
            <text:p>Hallingfoss</text:p>
          </table:table-cell>
          <table:table-cell office:value-type="string">
            <text:p>Robert</text:p>
          </table:table-cell>
          <table:table-cell office:value-type="float" office:value="92219646">
            <text:p>92219646</text:p>
          </table:table-cell>
          <table:table-cell table:number-columns-repeated="2"/>
          <table:table-cell office:value-type="string">
            <text:p>robert.hallingfoss@rh-byggtech.no</text:p>
          </table:table-cell>
          <table:table-cell office:value-type="string">
            <text:p>Hallingrød</text:p>
          </table:table-cell>
          <table:table-cell office:value-type="string">
            <text:p>Mona</text:p>
          </table:table-cell>
          <table:table-cell office:value-type="float" office:value="91835444">
            <text:p>91835444</text:p>
          </table:table-cell>
          <table:table-cell table:number-columns-repeated="2"/>
          <table:table-cell office:value-type="string">
            <text:p>mona.hallingrod@gmail.com</text:p>
          </table:table-cell>
          <table:table-cell table:number-columns-repeated="1008"/>
        </table:table-row>
        <table:table-row table:style-name="ro1">
          <table:table-cell office:value-type="string">
            <text:p>Halvorsen</text:p>
          </table:table-cell>
          <table:table-cell office:value-type="string">
            <text:p>Marie Rækstad</text:p>
          </table:table-cell>
          <table:table-cell office:value-type="date" office:date-value="2008-04-25">
            <text:p>25.04.2008</text:p>
          </table:table-cell>
          <table:table-cell office:value-type="string">
            <text:p>Elgtråkket 2 B</text:p>
          </table:table-cell>
          <table:table-cell office:value-type="string">
            <text:p>Halvorsen</text:p>
          </table:table-cell>
          <table:table-cell office:value-type="string">
            <text:p>Harald Rækstad</text:p>
          </table:table-cell>
          <table:table-cell office:value-type="float" office:value="93439461">
            <text:p>93439461</text:p>
          </table:table-cell>
          <table:table-cell table:number-columns-repeated="2"/>
          <table:table-cell office:value-type="string">
            <text:p>harald.halvorsen@yahoo.com</text:p>
          </table:table-cell>
          <table:table-cell office:value-type="string">
            <text:p>Halvorsen</text:p>
          </table:table-cell>
          <table:table-cell office:value-type="string">
            <text:p>Karigrethe</text:p>
          </table:table-cell>
          <table:table-cell office:value-type="float" office:value="47653901">
            <text:p>47653901</text:p>
          </table:table-cell>
          <table:table-cell table:number-columns-repeated="2"/>
          <table:table-cell office:value-type="string">
            <text:p>karigrethe@online.no</text:p>
          </table:table-cell>
          <table:table-cell table:number-columns-repeated="1008"/>
        </table:table-row>
        <table:table-row table:style-name="ro1">
          <table:table-cell office:value-type="string">
            <text:p>Holm</text:p>
          </table:table-cell>
          <table:table-cell office:value-type="string">
            <text:p>Emil</text:p>
          </table:table-cell>
          <table:table-cell office:value-type="date" office:date-value="2008-12-31">
            <text:p>31.12.2008</text:p>
          </table:table-cell>
          <table:table-cell office:value-type="string">
            <text:p>Fjellhammervegen 29</text:p>
          </table:table-cell>
          <table:table-cell office:value-type="string">
            <text:p>Holm</text:p>
          </table:table-cell>
          <table:table-cell office:value-type="string">
            <text:p>Anne Elisabeth</text:p>
          </table:table-cell>
          <table:table-cell office:value-type="float" office:value="92203106">
            <text:p>92203106</text:p>
          </table:table-cell>
          <table:table-cell table:number-columns-repeated="2"/>
          <table:table-cell office:value-type="string">
            <text:p>anneholm@outlook.com</text:p>
          </table:table-cell>
          <table:table-cell office:value-type="string">
            <text:p>Holm</text:p>
          </table:table-cell>
          <table:table-cell office:value-type="string">
            <text:p>Ken Richard</text:p>
          </table:table-cell>
          <table:table-cell office:value-type="float" office:value="41575134">
            <text:p>41575134</text:p>
          </table:table-cell>
          <table:table-cell table:number-columns-repeated="2"/>
          <table:table-cell office:value-type="string">
            <text:p>richardholm@icloud.com</text:p>
          </table:table-cell>
          <table:table-cell table:number-columns-repeated="1008"/>
        </table:table-row>
        <table:table-row table:style-name="ro1">
          <table:table-cell office:value-type="string">
            <text:p>Hæhre</text:p>
          </table:table-cell>
          <table:table-cell office:value-type="string">
            <text:p>Alva Elisabeth Linevik</text:p>
          </table:table-cell>
          <table:table-cell office:value-type="date" office:date-value="2008-04-14">
            <text:p>14.04.2008</text:p>
          </table:table-cell>
          <table:table-cell office:value-type="string">
            <text:p>Utsikten 3</text:p>
          </table:table-cell>
          <table:table-cell office:value-type="string">
            <text:p>Linevik</text:p>
          </table:table-cell>
          <table:table-cell office:value-type="string">
            <text:p>Malin Elisabeth</text:p>
          </table:table-cell>
          <table:table-cell office:value-type="float" office:value="93025295">
            <text:p>93025295</text:p>
          </table:table-cell>
          <table:table-cell table:number-columns-repeated="2"/>
          <table:table-cell office:value-type="string">
            <text:p>malin.linevik@gmail.com</text:p>
          </table:table-cell>
          <table:table-cell office:value-type="string">
            <text:p>Hæhre</text:p>
          </table:table-cell>
          <table:table-cell office:value-type="string">
            <text:p>Kristian Von Streng</text:p>
          </table:table-cell>
          <table:table-cell office:value-type="float" office:value="48026608">
            <text:p>48026608</text:p>
          </table:table-cell>
          <table:table-cell table:number-columns-repeated="2"/>
          <table:table-cell office:value-type="string">
            <text:p>kristian.vsh@gmail.com</text:p>
          </table:table-cell>
          <table:table-cell table:number-columns-repeated="1008"/>
        </table:table-row>
        <table:table-row table:style-name="ro1">
          <table:table-cell office:value-type="string">
            <text:p>Johansen</text:p>
          </table:table-cell>
          <table:table-cell office:value-type="string">
            <text:p>Maja Urholmen</text:p>
          </table:table-cell>
          <table:table-cell office:value-type="date" office:date-value="2008-04-17">
            <text:p>17.04.2008</text:p>
          </table:table-cell>
          <table:table-cell office:value-type="string">
            <text:p>Stjernevegen 12</text:p>
          </table:table-cell>
          <table:table-cell office:value-type="string">
            <text:p>Johansen</text:p>
          </table:table-cell>
          <table:table-cell office:value-type="string">
            <text:p>Stein Are</text:p>
          </table:table-cell>
          <table:table-cell office:value-type="float" office:value="93236432">
            <text:p>93236432</text:p>
          </table:table-cell>
          <table:table-cell table:number-columns-repeated="2"/>
          <table:table-cell office:value-type="string">
            <text:p>nojohste@gmail.com</text:p>
          </table:table-cell>
          <table:table-cell office:value-type="string">
            <text:p>Eilertsen</text:p>
          </table:table-cell>
          <table:table-cell office:value-type="string">
            <text:p>Tone Urholmen</text:p>
          </table:table-cell>
          <table:table-cell office:value-type="float" office:value="91693112">
            <text:p>91693112</text:p>
          </table:table-cell>
          <table:table-cell table:number-columns-repeated="2"/>
          <table:table-cell office:value-type="string">
            <text:p>toneil@sykehuspartner.no</text:p>
          </table:table-cell>
          <table:table-cell table:number-columns-repeated="1008"/>
        </table:table-row>
        <table:table-row table:style-name="ro1">
          <table:table-cell office:value-type="string">
            <text:p>Kløve</text:p>
          </table:table-cell>
          <table:table-cell office:value-type="string">
            <text:p>Josefine</text:p>
          </table:table-cell>
          <table:table-cell office:value-type="date" office:date-value="2008-09-22">
            <text:p>22.09.2008</text:p>
          </table:table-cell>
          <table:table-cell office:value-type="string">
            <text:p>Moreneveien 41</text:p>
          </table:table-cell>
          <table:table-cell office:value-type="string">
            <text:p>Kløve</text:p>
          </table:table-cell>
          <table:table-cell office:value-type="string">
            <text:p>Kjetil</text:p>
          </table:table-cell>
          <table:table-cell office:value-type="float" office:value="97568636">
            <text:p>97568636</text:p>
          </table:table-cell>
          <table:table-cell office:value-type="float" office:value="23049779">
            <text:p>23049779</text:p>
          </table:table-cell>
          <table:table-cell/>
          <table:table-cell office:value-type="string">
            <text:p>kjetil.klove@nrk.no</text:p>
          </table:table-cell>
          <table:table-cell office:value-type="string">
            <text:p>Kløve</text:p>
          </table:table-cell>
          <table:table-cell office:value-type="string">
            <text:p>Ingunn Vesterås</text:p>
          </table:table-cell>
          <table:table-cell office:value-type="float" office:value="92219159">
            <text:p>92219159</text:p>
          </table:table-cell>
          <table:table-cell table:number-columns-repeated="2"/>
          <table:table-cell office:value-type="string">
            <text:p>ingunn.klove@gmail.com</text:p>
          </table:table-cell>
          <table:table-cell table:number-columns-repeated="1008"/>
        </table:table-row>
        <table:table-row table:style-name="ro1">
          <table:table-cell office:value-type="string">
            <text:p>Knutstadengen</text:p>
          </table:table-cell>
          <table:table-cell office:value-type="string">
            <text:p>Mathilde Jünge</text:p>
          </table:table-cell>
          <table:table-cell office:value-type="date" office:date-value="2008-03-09">
            <text:p>09.03.2008</text:p>
          </table:table-cell>
          <table:table-cell office:value-type="string">
            <text:p>Elgtråkket 3</text:p>
          </table:table-cell>
          <table:table-cell office:value-type="string">
            <text:p>Knutstadengen</text:p>
          </table:table-cell>
          <table:table-cell office:value-type="string">
            <text:p>Kristian</text:p>
          </table:table-cell>
          <table:table-cell office:value-type="float" office:value="92609722">
            <text:p>92609722</text:p>
          </table:table-cell>
          <table:table-cell table:number-columns-repeated="2"/>
          <table:table-cell office:value-type="string">
            <text:p>knutstadengen@gmail.com</text:p>
          </table:table-cell>
          <table:table-cell office:value-type="string">
            <text:p>Jünge</text:p>
          </table:table-cell>
          <table:table-cell office:value-type="string">
            <text:p>Tone Romstad</text:p>
          </table:table-cell>
          <table:table-cell office:value-type="float" office:value="93829331">
            <text:p>93829331</text:p>
          </table:table-cell>
          <table:table-cell table:number-columns-repeated="2"/>
          <table:table-cell office:value-type="string">
            <text:p>tonejunge@hotmail.com</text:p>
          </table:table-cell>
          <table:table-cell table:number-columns-repeated="1008"/>
        </table:table-row>
        <table:table-row table:style-name="ro1">
          <table:table-cell office:value-type="string">
            <text:p>Kristiansen</text:p>
          </table:table-cell>
          <table:table-cell office:value-type="string">
            <text:p>Semming</text:p>
          </table:table-cell>
          <table:table-cell office:value-type="date" office:date-value="2008-07-17">
            <text:p>17.07.2008</text:p>
          </table:table-cell>
          <table:table-cell office:value-type="string">
            <text:p>Stubbengvegen 27</text:p>
          </table:table-cell>
          <table:table-cell office:value-type="string">
            <text:p>Kristiansen</text:p>
          </table:table-cell>
          <table:table-cell office:value-type="string">
            <text:p>Sigurd Buan</text:p>
          </table:table-cell>
          <table:table-cell office:value-type="float" office:value="48072001">
            <text:p>48072001</text:p>
          </table:table-cell>
          <table:table-cell table:number-columns-repeated="2"/>
          <table:table-cell office:value-type="string">
            <text:p>sigurd@lynnebakken.no</text:p>
          </table:table-cell>
          <table:table-cell office:value-type="string">
            <text:p>Snellingen</text:p>
          </table:table-cell>
          <table:table-cell office:value-type="string">
            <text:p>Stine</text:p>
          </table:table-cell>
          <table:table-cell office:value-type="float" office:value="95772713">
            <text:p>95772713</text:p>
          </table:table-cell>
          <table:table-cell office:value-type="float" office:value="61319930">
            <text:p>61319930</text:p>
          </table:table-cell>
          <table:table-cell/>
          <table:table-cell office:value-type="string">
            <text:p>stine@okonomi-konsulentservice.no</text:p>
          </table:table-cell>
          <table:table-cell table:number-columns-repeated="1008"/>
        </table:table-row>
        <table:table-row table:style-name="ro1">
          <table:table-cell office:value-type="string">
            <text:p>Nordgård</text:p>
          </table:table-cell>
          <table:table-cell office:value-type="string">
            <text:p>Johan Gabriel</text:p>
          </table:table-cell>
          <table:table-cell office:value-type="date" office:date-value="2008-10-31">
            <text:p>31.10.2008</text:p>
          </table:table-cell>
          <table:table-cell office:value-type="string">
            <text:p>Moreneveien 29</text:p>
          </table:table-cell>
          <table:table-cell office:value-type="string">
            <text:p>Nordgård</text:p>
          </table:table-cell>
          <table:table-cell office:value-type="string">
            <text:p>Erik</text:p>
          </table:table-cell>
          <table:table-cell office:value-type="float" office:value="99007946">
            <text:p>99007946</text:p>
          </table:table-cell>
          <table:table-cell table:number-columns-repeated="2"/>
          <table:table-cell office:value-type="string">
            <text:p>erik.nordgard@live.no</text:p>
          </table:table-cell>
          <table:table-cell office:value-type="string">
            <text:p>Gabrielsen</text:p>
          </table:table-cell>
          <table:table-cell office:value-type="string">
            <text:p>Hanne</text:p>
          </table:table-cell>
          <table:table-cell office:value-type="float" office:value="93473194">
            <text:p>93473194</text:p>
          </table:table-cell>
          <table:table-cell table:number-columns-repeated="2"/>
          <table:table-cell office:value-type="string">
            <text:p>hgabrielsen86@hotmail.com</text:p>
          </table:table-cell>
          <table:table-cell table:number-columns-repeated="1008"/>
        </table:table-row>
        <table:table-row table:style-name="ro1">
          <table:table-cell office:value-type="string">
            <text:p>Ree</text:p>
          </table:table-cell>
          <table:table-cell office:value-type="string">
            <text:p>Hanna Lindland</text:p>
          </table:table-cell>
          <table:table-cell office:value-type="date" office:date-value="2008-01-16">
            <text:p>16.01.2008</text:p>
          </table:table-cell>
          <table:table-cell office:value-type="string">
            <text:p>Klemmavegen 19</text:p>
          </table:table-cell>
          <table:table-cell office:value-type="string">
            <text:p>Ree</text:p>
          </table:table-cell>
          <table:table-cell office:value-type="string">
            <text:p>Arnfinn</text:p>
          </table:table-cell>
          <table:table-cell office:value-type="float" office:value="95148010">
            <text:p>95148010</text:p>
          </table:table-cell>
          <table:table-cell table:number-columns-repeated="2"/>
          <table:table-cell office:value-type="string">
            <text:p>arnfinn.ree@gmail.com</text:p>
          </table:table-cell>
          <table:table-cell office:value-type="string">
            <text:p>Ree</text:p>
          </table:table-cell>
          <table:table-cell office:value-type="string">
            <text:p>Marit Lindland</text:p>
          </table:table-cell>
          <table:table-cell office:value-type="float" office:value="99797211">
            <text:p>99797211</text:p>
          </table:table-cell>
          <table:table-cell table:number-columns-repeated="2"/>
          <table:table-cell office:value-type="string">
            <text:p>marit.lindland.ree@gmail.com</text:p>
          </table:table-cell>
          <table:table-cell table:number-columns-repeated="1008"/>
        </table:table-row>
        <table:table-row table:style-name="ro1">
          <table:table-cell office:value-type="string">
            <text:p>Silius</text:p>
          </table:table-cell>
          <table:table-cell office:value-type="string">
            <text:p>Emmelin Elisabeth</text:p>
          </table:table-cell>
          <table:table-cell office:value-type="date" office:date-value="2008-06-03">
            <text:p>03.06.2008</text:p>
          </table:table-cell>
          <table:table-cell office:value-type="string">
            <text:p>Tiuråsen 33</text:p>
          </table:table-cell>
          <table:table-cell office:value-type="string">
            <text:p>Silius</text:p>
          </table:table-cell>
          <table:table-cell office:value-type="string">
            <text:p>Nina</text:p>
          </table:table-cell>
          <table:table-cell office:value-type="float" office:value="46623446">
            <text:p>46623446</text:p>
          </table:table-cell>
          <table:table-cell/>
          <table:table-cell office:value-type="float" office:value="61323819">
            <text:p>61323819</text:p>
          </table:table-cell>
          <table:table-cell office:value-type="string">
            <text:p>ninasilius@gmail.com</text:p>
          </table:table-cell>
          <table:table-cell office:value-type="string">
            <text:p>Silius</text:p>
          </table:table-cell>
          <table:table-cell office:value-type="string">
            <text:p>Øystein Andreas Haukeberg</text:p>
          </table:table-cell>
          <table:table-cell office:value-type="float" office:value="45156789">
            <text:p>45156789</text:p>
          </table:table-cell>
          <table:table-cell/>
          <table:table-cell office:value-type="float" office:value="61323819">
            <text:p>61323819</text:p>
          </table:table-cell>
          <table:table-cell office:value-type="string">
            <text:p>siliusoystein@gmail.com</text:p>
          </table:table-cell>
          <table:table-cell table:number-columns-repeated="1008"/>
        </table:table-row>
        <table:table-row table:style-name="ro1">
          <table:table-cell office:value-type="string">
            <text:p>Stavdal</text:p>
          </table:table-cell>
          <table:table-cell office:value-type="string">
            <text:p>Julie Rismyr</text:p>
          </table:table-cell>
          <table:table-cell office:value-type="date" office:date-value="2008-04-17">
            <text:p>17.04.2008</text:p>
          </table:table-cell>
          <table:table-cell office:value-type="string">
            <text:p>Tiuråsen 11</text:p>
          </table:table-cell>
          <table:table-cell office:value-type="string">
            <text:p>Stavdal</text:p>
          </table:table-cell>
          <table:table-cell office:value-type="string">
            <text:p>Leiv Jonas Rismyr</text:p>
          </table:table-cell>
          <table:table-cell office:value-type="float" office:value="93613419">
            <text:p>93613419</text:p>
          </table:table-cell>
          <table:table-cell table:number-columns-repeated="2"/>
          <table:table-cell office:value-type="string">
            <text:p>jonas.stavdal@gmail.com</text:p>
          </table:table-cell>
          <table:table-cell office:value-type="string">
            <text:p>Stavdal</text:p>
          </table:table-cell>
          <table:table-cell office:value-type="string">
            <text:p>Kristine Rismyr</text:p>
          </table:table-cell>
          <table:table-cell office:value-type="float" office:value="40227175">
            <text:p>40227175</text:p>
          </table:table-cell>
          <table:table-cell table:number-columns-repeated="2"/>
          <table:table-cell office:value-type="string">
            <text:p>kristine@chico.no</text:p>
          </table:table-cell>
          <table:table-cell table:number-columns-repeated="1008"/>
        </table:table-row>
        <table:table-row table:style-name="ro1">
          <table:table-cell office:value-type="string">
            <text:p>Stokke</text:p>
          </table:table-cell>
          <table:table-cell office:value-type="string">
            <text:p>Pernille</text:p>
          </table:table-cell>
          <table:table-cell office:value-type="date" office:date-value="2008-05-07">
            <text:p>07.05.2008</text:p>
          </table:table-cell>
          <table:table-cell office:value-type="string">
            <text:p>Granittvegen 20</text:p>
          </table:table-cell>
          <table:table-cell office:value-type="string">
            <text:p>Stokke</text:p>
          </table:table-cell>
          <table:table-cell office:value-type="string">
            <text:p>Per Henry</text:p>
          </table:table-cell>
          <table:table-cell office:value-type="float" office:value="94021904">
            <text:p>94021904</text:p>
          </table:table-cell>
          <table:table-cell table:number-columns-repeated="2"/>
          <table:table-cell office:value-type="string">
            <text:p>per.stokke@wuerth.no</text:p>
          </table:table-cell>
          <table:table-cell office:value-type="string">
            <text:p>Stokke</text:p>
          </table:table-cell>
          <table:table-cell office:value-type="string">
            <text:p>Vivi Haug</text:p>
          </table:table-cell>
          <table:table-cell office:value-type="float" office:value="91724638">
            <text:p>91724638</text:p>
          </table:table-cell>
          <table:table-cell table:number-columns-repeated="2"/>
          <table:table-cell office:value-type="string">
            <text:p>vivi.haug.stokke@sparebank1.no</text:p>
          </table:table-cell>
          <table:table-cell table:number-columns-repeated="1008"/>
        </table:table-row>
        <table:table-row table:style-name="ro1">
          <table:table-cell office:value-type="string">
            <text:p>Zimmermann</text:p>
          </table:table-cell>
          <table:table-cell office:value-type="string">
            <text:p>Aron Mathias</text:p>
          </table:table-cell>
          <table:table-cell office:value-type="date" office:date-value="2008-01-07">
            <text:p>07.01.2008</text:p>
          </table:table-cell>
          <table:table-cell office:value-type="string">
            <text:p>Hadelandsvegen 1275</text:p>
          </table:table-cell>
          <table:table-cell office:value-type="string">
            <text:p>Andersen</text:p>
          </table:table-cell>
          <table:table-cell office:value-type="string">
            <text:p>Linda</text:p>
          </table:table-cell>
          <table:table-cell office:value-type="float" office:value="91752277">
            <text:p>91752277</text:p>
          </table:table-cell>
          <table:table-cell/>
          <table:table-cell office:value-type="float" office:value="61325537">
            <text:p>61325537</text:p>
          </table:table-cell>
          <table:table-cell office:value-type="string">
            <text:p>liand79@hotmail.com</text:p>
          </table:table-cell>
          <table:table-cell office:value-type="string">
            <text:p>Zimmermann</text:p>
          </table:table-cell>
          <table:table-cell office:value-type="string">
            <text:p>Per Arne</text:p>
          </table:table-cell>
          <table:table-cell office:value-type="float" office:value="98293859">
            <text:p>98293859</text:p>
          </table:table-cell>
          <table:table-cell table:number-columns-repeated="2"/>
          <table:table-cell office:value-type="string">
            <text:p>paz72@hotmail.com</text:p>
          </table:table-cell>
          <table:table-cell table:number-columns-repeated="1008"/>
        </table:table-row>
        <table:table-row table:style-name="ro1">
          <table:table-cell office:value-type="string">
            <text:p>Østerhus</text:p>
          </table:table-cell>
          <table:table-cell office:value-type="string">
            <text:p>Jesper Gabrielsen</text:p>
          </table:table-cell>
          <table:table-cell office:value-type="date" office:date-value="2008-08-27">
            <text:p>27.08.2008</text:p>
          </table:table-cell>
          <table:table-cell office:value-type="string">
            <text:p>Stjernevegen 20</text:p>
          </table:table-cell>
          <table:table-cell office:value-type="string">
            <text:p>Østerhus</text:p>
          </table:table-cell>
          <table:table-cell office:value-type="string">
            <text:p>Thomas</text:p>
          </table:table-cell>
          <table:table-cell office:value-type="float" office:value="40617316">
            <text:p>40617316</text:p>
          </table:table-cell>
          <table:table-cell table:number-columns-repeated="2"/>
          <table:table-cell office:value-type="string">
            <text:p>tho@lunnerungdomsskole.no</text:p>
          </table:table-cell>
          <table:table-cell office:value-type="string">
            <text:p>Gabrielsen</text:p>
          </table:table-cell>
          <table:table-cell office:value-type="string">
            <text:p>Beate</text:p>
          </table:table-cell>
          <table:table-cell office:value-type="float" office:value="97166939">
            <text:p>97166939</text:p>
          </table:table-cell>
          <table:table-cell table:number-columns-repeated="2"/>
          <table:table-cell office:value-type="string">
            <text:p>bgabrielsen@yahoo.com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106P0" style:volatile="true" number:language="nb" number:country="NO">
      <number:text>kr </number:text>
      <number:number number:decimal-places="0" number:min-integer-digits="1" number:grouping="true"/>
    </number:number-style>
    <number:number-style style:name="N8106" number:language="nb" number:country="NO">
      <number:text>kr 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nb" number:country="NO">
      <number:text>kr </number:text>
      <number:number number:decimal-places="0" number:min-integer-digits="1" number:grouping="true"/>
    </number:number-style>
    <number:number-style style:name="N8107" number:language="nb" number:country="NO">
      <style:text-properties fo:color="#ff0000"/>
      <number:text>kr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nb" number:country="NO">
      <number:text>kr </number:text>
      <number:number number:decimal-places="2" number:min-integer-digits="1" number:grouping="true"/>
    </number:number-style>
    <number:number-style style:name="N8108" number:language="nb" number:country="NO">
      <number:text>kr 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nb" number:country="NO">
      <number:text>kr </number:text>
      <number:number number:decimal-places="2" number:min-integer-digits="1" number:grouping="true"/>
    </number:number-style>
    <number:number-style style:name="N8109" number:language="nb" number:country="NO">
      <style:text-properties fo:color="#ff0000"/>
      <number:text>kr -</number:text>
      <number:number number:decimal-places="2" number:min-integer-digits="1" number:grouping="true"/>
      <style:map style:condition="value()&gt;=0" style:apply-style-name="N8109P0"/>
    </number:number-style>
    <number:date-style style:name="N8110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8111" number:language="nb" number:country="NO">
      <number:day number:style="long"/>
      <number:text>.</number:text>
      <number:month number:textual="true"/>
    </number:date-style>
    <number:date-style style:name="N8112" number:language="nb" number:country="NO">
      <number:month number:textual="true"/>
      <number:text>.</number:text>
      <number:year/>
    </number:date-style>
    <number:time-style style:name="N8113" number:language="nb" number:country="NO">
      <number:hours/>
      <number:text>:</number:text>
      <number:minutes number:style="long"/>
      <number:text> </number:text>
      <number:am-pm/>
    </number:time-style>
    <number:time-style style:name="N8114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nb" number:country="NO">
      <number:number number:decimal-places="0" number:min-integer-digits="1" number:grouping="true"/>
    </number:number-style>
    <number:number-style style:name="N8116" number:language="nb" number:country="NO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nb" number:country="NO">
      <number:number number:decimal-places="0" number:min-integer-digits="1" number:grouping="true"/>
    </number:number-style>
    <number:number-style style:name="N8117" number:language="nb" number:country="NO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nb" number:country="NO">
      <number:number number:decimal-places="2" number:min-integer-digits="1" number:grouping="true"/>
    </number:number-style>
    <number:number-style style:name="N8118" number:language="nb" number:country="NO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nb" number:country="NO">
      <number:number number:decimal-places="2" number:min-integer-digits="1" number:grouping="true"/>
    </number:number-style>
    <number:number-style style:name="N8119" number:language="nb" number:country="NO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nb" number:country="NO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nb" number:country="NO">
      <number:text> -</number:text>
      <number:number number:decimal-places="0" number:min-integer-digits="1" number:grouping="true"/>
      <number:text> </number:text>
    </number:number-style>
    <number:number-style style:name="N8120P2" style:volatile="true" number:language="nb" number:country="NO">
      <number:text> - </number:text>
    </number:number-style>
    <number:text-style style:name="N8120" number:language="nb" number:country="NO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nb" number:country="NO">
      <number:text> kr </number:text>
      <number:number number:decimal-places="0" number:min-integer-digits="1" number:grouping="true"/>
      <number:text> </number:text>
    </number:number-style>
    <number:number-style style:name="N8121P1" style:volatile="true" number:language="nb" number:country="NO">
      <number:text> kr -</number:text>
      <number:number number:decimal-places="0" number:min-integer-digits="1" number:grouping="true"/>
      <number:text> </number:text>
    </number:number-style>
    <number:number-style style:name="N8121P2" style:volatile="true" number:language="nb" number:country="NO">
      <number:text> kr - </number:text>
    </number:number-style>
    <number:text-style style:name="N8121" number:language="nb" number:country="NO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nb" number:country="NO">
      <number:text> </number:text>
      <number:number number:decimal-places="2" number:min-integer-digits="1" number:grouping="true"/>
      <number:text> </number:text>
    </number:number-style>
    <number:number-style style:name="N8122P1" style:volatile="true" number:language="nb" number:country="NO">
      <number:text> -</number:text>
      <number:number number:decimal-places="2" number:min-integer-digits="1" number:grouping="true"/>
      <number:text> </number:text>
    </number:number-style>
    <number:number-style style:name="N8122P2" style:volatile="true" number:language="nb" number:country="NO">
      <number:text> -</number:text>
      <number:number number:decimal-places="0" number:min-integer-digits="0"/>
      <number:text> </number:text>
    </number:number-style>
    <number:text-style style:name="N8122" number:language="nb" number:country="NO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nb" number:country="NO">
      <number:text> kr </number:text>
      <number:number number:decimal-places="2" number:min-integer-digits="1" number:grouping="true"/>
      <number:text> </number:text>
    </number:number-style>
    <number:number-style style:name="N8123P1" style:volatile="true" number:language="nb" number:country="NO">
      <number:text> kr -</number:text>
      <number:number number:decimal-places="2" number:min-integer-digits="1" number:grouping="true"/>
      <number:text> </number:text>
    </number:number-style>
    <number:number-style style:name="N8123P2" style:volatile="true" number:language="nb" number:country="NO">
      <number:text> kr -</number:text>
      <number:number number:decimal-places="0" number:min-integer-digits="0"/>
      <number:text> </number:text>
    </number:number-style>
    <number:text-style style:name="N8123" number:language="nb" number:country="NO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nb" number:country="NO">
      <number:minutes number:style="long"/>
      <number:text>:</number:text>
      <number:seconds number:style="long"/>
    </number:time-style>
    <number:time-style style:name="N8125" number:language="nb" number:country="N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nb" number:country="NO">
      <number:minutes number:style="long"/>
      <number:text>:</number:text>
      <number:seconds number:style="long" number:decimal-places="1"/>
    </number:time-style>
    <number:number-style style:name="N8127" number:language="nb" number:country="N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0.105cm double #4f81bd" style:border-line-width-bottom="0.035cm 0.035cm 0.035cm" style:diagonal-bl-tr="none" style:diagonal-tl-br="none" fo:border-left="none" fo:border-right="none" style:rotation-align="none" fo:border-top="0.035cm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9">29.01.2015</text:date>, <text:time>17:04:36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PageStyle_5f_8B" style:display-name="PageStyle_8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A" style:display-name="PageStyle_10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A" style:display-name="PageStyle_3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B" style:display-name="PageStyle_1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108" meta:object-count="0"/>
    <meta:generator>OpenOffice/4.1.1$Win32 OpenOffice.org_project/411m6$Build-9775</meta:generator>
  </office:meta>
</office:document-meta>
</file>